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2pt" style:font-size-asian="12pt" style:font-size-complex="12pt" style:text-underline-style="solid" style:text-underline-type="single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Normal_Copy_32_of_32_nrt-tables-ch2-railperformance" style:data-style-name="N0">
      <style:table-cell-properties style:vertical-align="automatic" fo:background-color="#FFFFFF"/>
    </style:style>
    <style:style style:name="ce10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11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2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3" style:family="table-cell" style:parent-style-name="Normal_Copy_32_of_32_nrt-tables-ch2-railperformance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5" style:family="table-cell" style:parent-style-name="Normal_Copy_32_of_32_nrt-tables-ch2-railperformance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6" style:family="table-cell" style:parent-style-name="Normal_Copy_32_of_32_nrt-tables-ch2-railperformance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Normal_Copy_32_of_32_nrt-tables-ch2-railperformance" style:data-style-name="N36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20" style:family="table-cell" style:parent-style-name="Percent" style:data-style-name="N36">
      <style:table-cell-properties fo:background-color="#FFFFFF"/>
    </style:style>
    <style:style style:name="ce2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Normal_Copy_32_of_32_nrt-tables-ch2-railperformance" style:data-style-name="N36">
      <style:table-cell-properties style:vertical-align="automatic" fo:background-color="#FFFFFF"/>
      <style:text-properties fo:font-weight="bold" style:font-weight-asian="bold" style:font-weight-complex="bold"/>
    </style:style>
    <style:style style:name="ce23" style:family="table-cell" style:parent-style-name="Percent" style:data-style-name="N36">
      <style:table-cell-properties fo:background-color="#FFFFFF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ackground-color="#FFFFFF"/>
    </style:style>
    <style:style style:name="ce25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#FFFFFF"/>
    </style:style>
    <style:style style:name="ce2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9" style:family="table-cell" style:parent-style-name="Normal_Copy_32_of_32_nrt-tables-ch2-railperformance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1" style:family="table-cell" style:parent-style-name="Normal_Copy_32_of_32_nrt-tables-ch2-railperformance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9531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I0209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6" table:default-cell-style-name="ce6"/>
        <table:table-column table:style-name="co4" table:default-cell-style-name="ce9"/>
        <table:table-column table:style-name="co3" table:default-cell-style-name="ce6"/>
        <table:table-column table:style-name="co5" table:number-columns-repeated="6" table:default-cell-style-name="ce6"/>
        <table:table-column table:style-name="co4" table:default-cell-style-name="ce9"/>
        <table:table-column table:style-name="co5" table:number-columns-repeated="7" table:default-cell-style-name="ce6"/>
        <table:table-column table:style-name="co6" table:default-cell-style-name="ce6"/>
        <table:table-column table:style-name="co5" table:number-columns-repeated="16358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rail-statistics">Rail Statistics</text:a></text:p>
          </table:table-cell>
          <table:table-cell table:number-columns-repeated="2" table:style-name="ce5"/>
          <table:table-cell table:number-columns-repeated="16381" table:style-name="ce6"/>
        </table:table-row>
        <table:table-row table:style-name="ro3">
          <table:table-cell table:number-columns-repeated="3" table:style-name="ce5"/>
          <table:table-cell table:number-columns-repeated="16381" table:style-name="ce6"/>
        </table:table-row>
        <table:table-row table:style-name="ro4">
          <table:table-cell office:value-type="string" table:style-name="ce7">
            <text:p>Table TSGB0631 (RAI0209)</text:p>
          </table:table-cell>
          <table:table-cell table:number-columns-repeated="2" table:style-name="ce7"/>
          <table:table-cell table:number-columns-repeated="16381" table:style-name="ce6"/>
        </table:table-row>
        <table:table-row table:style-name="ro4">
          <table:table-cell office:value-type="string" table:style-name="ce7">
            <text:p>Passengers in excess of capacity (PiXC)<text:span text:style-name="T3">1,2</text:span><text:s/>on a typical autumn weekday by city: annual from 2011</text:p>
          </table:table-cell>
          <table:table-cell table:number-columns-repeated="2" table:style-name="ce7"/>
          <table:table-cell table:number-columns-repeated="6" table:style-name="ce8"/>
          <table:table-cell table:style-name="ce9"/>
          <table:table-cell table:style-name="ce8"/>
          <table:table-cell table:number-columns-repeated="6" table:style-name="ce6"/>
          <table:table-cell table:style-name="ce9"/>
          <table:table-cell table:number-columns-repeated="16366" table:style-name="ce6"/>
        </table:table-row>
        <table:table-row table:style-name="ro2">
          <table:table-cell office:value-type="string" table:style-name="ce9">
            <text:p>Passengers in excess of capacity (PiXC); 3 hour peaks; all franchised operators</text:p>
          </table:table-cell>
          <table:table-cell table:number-columns-repeated="2" table:style-name="ce9"/>
          <table:table-cell table:number-columns-repeated="6" table:style-name="ce10"/>
          <table:table-cell table:style-name="ce9"/>
          <table:table-cell table:style-name="ce10"/>
          <table:table-cell table:number-columns-repeated="6" table:style-name="ce6"/>
          <table:table-cell table:style-name="ce9"/>
          <table:table-cell table:number-columns-repeated="16366" table:style-name="ce6"/>
        </table:table-row>
        <table:table-row table:style-name="ro5">
          <table:table-cell table:number-columns-repeated="3" table:style-name="ce11"/>
          <table:table-cell table:number-columns-repeated="6" table:style-name="ce12"/>
          <table:table-cell table:style-name="ce13"/>
          <table:table-cell table:number-columns-repeated="7" table:style-name="ce12"/>
          <table:table-cell table:style-name="ce13"/>
          <table:table-cell table:style-name="ce12"/>
          <table:table-cell table:number-columns-repeated="2" table:style-name="ce14"/>
          <table:table-cell table:number-columns-repeated="3" table:style-name="ce12"/>
          <table:table-cell office:value-type="string" table:style-name="ce12">
            <text:p>Percentage</text:p>
          </table:table-cell>
          <table:table-cell table:number-columns-repeated="16359" table:style-name="ce6"/>
        </table:table-row>
        <table:table-row table:style-name="ro6">
          <table:table-cell table:style-name="ce6"/>
          <table:table-cell table:style-name="ce15"/>
          <table:table-cell office:value-type="string" table:number-columns-spanned="7" table:number-rows-spanned="1" table:style-name="ce31">
            <text:p>AM peak PiXC<text:span text:style-name="T4">3</text:span></text:p>
          </table:table-cell>
          <table:covered-table-cell table:number-columns-repeated="6"/>
          <table:table-cell table:style-name="ce16"/>
          <table:table-cell office:value-type="string" table:number-columns-spanned="7" table:number-rows-spanned="1" table:style-name="ce31">
            <text:p>PM peak PiXC<text:span text:style-name="T4">4</text:span></text:p>
          </table:table-cell>
          <table:covered-table-cell table:number-columns-repeated="6"/>
          <table:table-cell table:style-name="ce16"/>
          <table:table-cell office:value-type="string" table:number-columns-spanned="7" table:number-rows-spanned="1" table:style-name="ce31">
            <text:p>Overall PiXC<text:span text:style-name="T4">5</text:span></text:p>
          </table:table-cell>
          <table:covered-table-cell table:number-columns-repeated="6"/>
          <table:table-cell table:number-columns-repeated="16359" table:style-name="ce6"/>
        </table:table-row>
        <table:table-row table:style-name="ro7">
          <table:table-cell office:value-type="string" table:style-name="ce11">
            <text:p>City</text:p>
          </table:table-cell>
          <table:table-cell table:style-name="ce17"/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style-name="ce19"/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style-name="ce19"/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number-columns-repeated="16359" table:style-name="ce6"/>
        </table:table-row>
        <table:table-row table:style-name="ro3">
          <table:table-cell office:value-type="string" table:style-name="ce6">
            <text:p>Birmingham</text:p>
          </table:table-cell>
          <table:table-cell table:style-name="ce6"/>
          <table:table-cell office:value-type="percentage" office:value="3.1149970604032323E-2" table:style-name="ce20">
            <text:p>3.1%</text:p>
          </table:table-cell>
          <table:table-cell office:value-type="percentage" office:value="4.6172985688452085E-3" table:style-name="ce20">
            <text:p>0.5%</text:p>
          </table:table-cell>
          <table:table-cell office:value-type="percentage" office:value="7.1148504523469167E-3" table:style-name="ce20">
            <text:p>0.7%</text:p>
          </table:table-cell>
          <table:table-cell office:value-type="percentage" office:value="1.5539391629081387E-2" table:style-name="ce20">
            <text:p>1.6%</text:p>
          </table:table-cell>
          <table:table-cell office:value-type="percentage" office:value="2.3649934219320989E-2" table:style-name="ce20">
            <text:p>2.4%</text:p>
          </table:table-cell>
          <table:table-cell office:value-type="percentage" office:value="1.304886185648369E-2" table:style-name="ce20">
            <text:p>1.3%</text:p>
          </table:table-cell>
          <table:table-cell office:value-type="percentage" office:value="2.445968459873581E-2" table:style-name="ce21">
            <text:p>2.4%</text:p>
          </table:table-cell>
          <table:table-cell table:style-name="ce22"/>
          <table:table-cell office:value-type="percentage" office:value="1.1102051150001313E-2" table:style-name="ce20">
            <text:p>1.1%</text:p>
          </table:table-cell>
          <table:table-cell office:value-type="percentage" office:value="1.0570818406167342E-2" table:style-name="ce20">
            <text:p>1.1%</text:p>
          </table:table-cell>
          <table:table-cell office:value-type="percentage" office:value="9.1542305586125253E-3" table:style-name="ce20">
            <text:p>0.9%</text:p>
          </table:table-cell>
          <table:table-cell office:value-type="percentage" office:value="8.0476495992184427E-3" table:style-name="ce20">
            <text:p>0.8%</text:p>
          </table:table-cell>
          <table:table-cell office:value-type="percentage" office:value="1.3729728321617594E-2" table:style-name="ce20">
            <text:p>1.4%</text:p>
          </table:table-cell>
          <table:table-cell office:value-type="percentage" office:value="9.4369672787425335E-3" table:style-name="ce20">
            <text:p>0.9%</text:p>
          </table:table-cell>
          <table:table-cell office:value-type="percentage" office:value="1.5102920771823484E-2" table:style-name="ce23">
            <text:p>1.5%</text:p>
          </table:table-cell>
          <table:table-cell table:style-name="ce22"/>
          <table:table-cell office:value-type="percentage" office:value="2.0553865601863487E-2" table:style-name="ce20">
            <text:p>2.1%</text:p>
          </table:table-cell>
          <table:table-cell office:value-type="percentage" office:value="7.7087447674036944E-3" table:style-name="ce20">
            <text:p>0.8%</text:p>
          </table:table-cell>
          <table:table-cell office:value-type="percentage" office:value="8.1605908499930244E-3" table:style-name="ce20">
            <text:p>0.8%</text:p>
          </table:table-cell>
          <table:table-cell office:value-type="percentage" office:value="1.1765376196068694E-2" table:style-name="ce20">
            <text:p>1.2%</text:p>
          </table:table-cell>
          <table:table-cell office:value-type="percentage" office:value="1.85898415129645E-2" table:style-name="ce20">
            <text:p>1.9%</text:p>
          </table:table-cell>
          <table:table-cell office:value-type="percentage" office:value="1.1195750753875543E-2" table:style-name="ce20">
            <text:p>1.1%</text:p>
          </table:table-cell>
          <table:table-cell office:value-type="percentage" office:value="1.9733616038690106E-2" table:style-name="ce22">
            <text:p>2.0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Brighton</text:p>
          </table:table-cell>
          <table:table-cell table:style-name="ce6"/>
          <table:table-cell table:number-columns-repeated="6" table:style-name="ce20"/>
          <table:table-cell office:value-type="percentage" office:value="2.5198883163870568E-4" table:style-name="ce21">
            <text:p>0.0%</text:p>
          </table:table-cell>
          <table:table-cell table:style-name="ce22"/>
          <table:table-cell table:number-columns-repeated="6" table:style-name="ce20"/>
          <table:table-cell office:value-type="percentage" office:value="2.4907871876059793E-3" table:style-name="ce23">
            <text:p>0.2%</text:p>
          </table:table-cell>
          <table:table-cell table:style-name="ce22"/>
          <table:table-cell table:number-columns-repeated="6" table:style-name="ce20"/>
          <table:table-cell office:value-type="percentage" office:value="1.4559526363969286E-3" table:style-name="ce22">
            <text:p>0.1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Bristol</text:p>
          </table:table-cell>
          <table:table-cell table:style-name="ce6"/>
          <table:table-cell office:value-type="percentage" office:value="7.7349640979931557E-3" table:style-name="ce20">
            <text:p>0.8%</text:p>
          </table:table-cell>
          <table:table-cell office:value-type="percentage" office:value="5.1381493852454118E-3" table:style-name="ce20">
            <text:p>0.5%</text:p>
          </table:table-cell>
          <table:table-cell office:value-type="percentage" office:value="1.235276019130508E-2" table:style-name="ce20">
            <text:p>1.2%</text:p>
          </table:table-cell>
          <table:table-cell office:value-type="percentage" office:value="0" table:style-name="ce20">
            <text:p>0.0%</text:p>
          </table:table-cell>
          <table:table-cell office:value-type="percentage" office:value="6.8372558015442437E-3" table:style-name="ce20">
            <text:p>0.7%</text:p>
          </table:table-cell>
          <table:table-cell office:value-type="percentage" office:value="2.6543065713395122E-2" table:style-name="ce20">
            <text:p>2.7%</text:p>
          </table:table-cell>
          <table:table-cell office:value-type="percentage" office:value="7.8751624926507481E-3" table:style-name="ce21">
            <text:p>0.8%</text:p>
          </table:table-cell>
          <table:table-cell table:style-name="ce22"/>
          <table:table-cell office:value-type="percentage" office:value="8.2532905766028331E-3" table:style-name="ce20">
            <text:p>0.8%</text:p>
          </table:table-cell>
          <table:table-cell office:value-type="percentage" office:value="4.4338342897149866E-3" table:style-name="ce20">
            <text:p>0.4%</text:p>
          </table:table-cell>
          <table:table-cell office:value-type="percentage" office:value="7.8081201220516813E-3" table:style-name="ce20">
            <text:p>0.8%</text:p>
          </table:table-cell>
          <table:table-cell office:value-type="percentage" office:value="2.0264205096963924E-3" table:style-name="ce20">
            <text:p>0.2%</text:p>
          </table:table-cell>
          <table:table-cell office:value-type="percentage" office:value="2.1655448577837633E-2" table:style-name="ce20">
            <text:p>2.2%</text:p>
          </table:table-cell>
          <table:table-cell office:value-type="percentage" office:value="2.6404302670046495E-2" table:style-name="ce20">
            <text:p>2.6%</text:p>
          </table:table-cell>
          <table:table-cell office:value-type="percentage" office:value="2.0945512028849478E-2" table:style-name="ce23">
            <text:p>2.1%</text:p>
          </table:table-cell>
          <table:table-cell table:style-name="ce22"/>
          <table:table-cell office:value-type="percentage" office:value="8.3077895495240472E-3" table:style-name="ce20">
            <text:p>0.8%</text:p>
          </table:table-cell>
          <table:table-cell office:value-type="percentage" office:value="4.7691959212408071E-3" table:style-name="ce20">
            <text:p>0.5%</text:p>
          </table:table-cell>
          <table:table-cell office:value-type="percentage" office:value="9.9043048392379717E-3" table:style-name="ce20">
            <text:p>1.0%</text:p>
          </table:table-cell>
          <table:table-cell office:value-type="percentage" office:value="1.0685764202988369E-3" table:style-name="ce20">
            <text:p>0.1%</text:p>
          </table:table-cell>
          <table:table-cell office:value-type="percentage" office:value="1.4476191179013175E-2" table:style-name="ce20">
            <text:p>1.4%</text:p>
          </table:table-cell>
          <table:table-cell office:value-type="percentage" office:value="2.6472842545689258E-2" table:style-name="ce20">
            <text:p>2.6%</text:p>
          </table:table-cell>
          <table:table-cell office:value-type="percentage" office:value="1.4697426403281909E-2" table:style-name="ce22">
            <text:p>1.5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Cambridge</text:p>
          </table:table-cell>
          <table:table-cell table:style-name="ce6"/>
          <table:table-cell table:number-columns-repeated="6" table:style-name="ce20"/>
          <table:table-cell office:value-type="percentage" office:value="4.7680722576953743E-2" table:style-name="ce21">
            <text:p>4.8%</text:p>
          </table:table-cell>
          <table:table-cell table:style-name="ce22"/>
          <table:table-cell table:number-columns-repeated="6" table:style-name="ce20"/>
          <table:table-cell office:value-type="percentage" office:value="3.8052139279480715E-2" table:style-name="ce23">
            <text:p>3.8%</text:p>
          </table:table-cell>
          <table:table-cell table:style-name="ce22"/>
          <table:table-cell table:number-columns-repeated="6" table:style-name="ce20"/>
          <table:table-cell office:value-type="percentage" office:value="4.2544880699779457E-2" table:style-name="ce22">
            <text:p>4.3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Cardiff</text:p>
          </table:table-cell>
          <table:table-cell table:style-name="ce6"/>
          <table:table-cell office:value-type="percentage" office:value="7.3252226678636682E-3" table:style-name="ce20">
            <text:p>0.7%</text:p>
          </table:table-cell>
          <table:table-cell office:value-type="percentage" office:value="5.3068362851780328E-3" table:style-name="ce20">
            <text:p>0.5%</text:p>
          </table:table-cell>
          <table:table-cell office:value-type="percentage" office:value="9.5440913306882418E-3" table:style-name="ce20">
            <text:p>1.0%</text:p>
          </table:table-cell>
          <table:table-cell office:value-type="percentage" office:value="5.1896655334656705E-3" table:style-name="ce20">
            <text:p>0.5%</text:p>
          </table:table-cell>
          <table:table-cell office:value-type="percentage" office:value="2.0864307557875994E-2" table:style-name="ce20">
            <text:p>2.1%</text:p>
          </table:table-cell>
          <table:table-cell office:value-type="percentage" office:value="2.2985203260978422E-2" table:style-name="ce20">
            <text:p>2.3%</text:p>
          </table:table-cell>
          <table:table-cell office:value-type="percentage" office:value="3.0339985221678037E-2" table:style-name="ce21">
            <text:p>3.0%</text:p>
          </table:table-cell>
          <table:table-cell table:style-name="ce22"/>
          <table:table-cell office:value-type="percentage" office:value="4.3088419868064299E-3" table:style-name="ce20">
            <text:p>0.4%</text:p>
          </table:table-cell>
          <table:table-cell office:value-type="percentage" office:value="0" table:style-name="ce20">
            <text:p>0.0%</text:p>
          </table:table-cell>
          <table:table-cell office:value-type="percentage" office:value="3.7472246177891527E-3" table:style-name="ce20">
            <text:p>0.4%</text:p>
          </table:table-cell>
          <table:table-cell office:value-type="percentage" office:value="5.1920564945770612E-3" table:style-name="ce20">
            <text:p>0.5%</text:p>
          </table:table-cell>
          <table:table-cell office:value-type="percentage" office:value="1.3661334068789079E-2" table:style-name="ce20">
            <text:p>1.4%</text:p>
          </table:table-cell>
          <table:table-cell office:value-type="percentage" office:value="1.3270578537042872E-2" table:style-name="ce20">
            <text:p>1.3%</text:p>
          </table:table-cell>
          <table:table-cell office:value-type="percentage" office:value="2.1612375220101267E-2" table:style-name="ce23">
            <text:p>2.2%</text:p>
          </table:table-cell>
          <table:table-cell table:style-name="ce22"/>
          <table:table-cell office:value-type="percentage" office:value="5.7500963785010514E-3" table:style-name="ce20">
            <text:p>0.6%</text:p>
          </table:table-cell>
          <table:table-cell office:value-type="percentage" office:value="2.607131745210464E-3" table:style-name="ce20">
            <text:p>0.3%</text:p>
          </table:table-cell>
          <table:table-cell office:value-type="percentage" office:value="6.5607589261089177E-3" table:style-name="ce20">
            <text:p>0.7%</text:p>
          </table:table-cell>
          <table:table-cell office:value-type="percentage" office:value="5.1908798965015542E-3" table:style-name="ce20">
            <text:p>0.5%</text:p>
          </table:table-cell>
          <table:table-cell office:value-type="percentage" office:value="1.7222012453073556E-2" table:style-name="ce20">
            <text:p>1.7%</text:p>
          </table:table-cell>
          <table:table-cell office:value-type="percentage" office:value="1.7987028578143802E-2" table:style-name="ce20">
            <text:p>1.8%</text:p>
          </table:table-cell>
          <table:table-cell office:value-type="percentage" office:value="2.5852716265903197E-2" table:style-name="ce22">
            <text:p>2.6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Leeds</text:p>
          </table:table-cell>
          <table:table-cell table:style-name="ce6"/>
          <table:table-cell office:value-type="percentage" office:value="2.1558792013035195E-2" table:style-name="ce20">
            <text:p>2.2%</text:p>
          </table:table-cell>
          <table:table-cell office:value-type="percentage" office:value="2.1582570639436551E-2" table:style-name="ce20">
            <text:p>2.2%</text:p>
          </table:table-cell>
          <table:table-cell office:value-type="percentage" office:value="1.5401634034763511E-2" table:style-name="ce20">
            <text:p>1.5%</text:p>
          </table:table-cell>
          <table:table-cell office:value-type="percentage" office:value="1.7596761062887864E-2" table:style-name="ce20">
            <text:p>1.8%</text:p>
          </table:table-cell>
          <table:table-cell office:value-type="percentage" office:value="2.1545640023932354E-2" table:style-name="ce20">
            <text:p>2.2%</text:p>
          </table:table-cell>
          <table:table-cell office:value-type="percentage" office:value="2.6825550703686973E-2" table:style-name="ce20">
            <text:p>2.7%</text:p>
          </table:table-cell>
          <table:table-cell office:value-type="percentage" office:value="3.2819995052995224E-2" table:style-name="ce21">
            <text:p>3.3%</text:p>
          </table:table-cell>
          <table:table-cell table:style-name="ce22"/>
          <table:table-cell office:value-type="percentage" office:value="1.480104386419712E-2" table:style-name="ce20">
            <text:p>1.5%</text:p>
          </table:table-cell>
          <table:table-cell office:value-type="percentage" office:value="1.4539148347436071E-2" table:style-name="ce20">
            <text:p>1.5%</text:p>
          </table:table-cell>
          <table:table-cell office:value-type="percentage" office:value="1.5586198734202573E-2" table:style-name="ce20">
            <text:p>1.6%</text:p>
          </table:table-cell>
          <table:table-cell office:value-type="percentage" office:value="1.4378469514010292E-2" table:style-name="ce20">
            <text:p>1.4%</text:p>
          </table:table-cell>
          <table:table-cell office:value-type="percentage" office:value="1.322301109323103E-2" table:style-name="ce20">
            <text:p>1.3%</text:p>
          </table:table-cell>
          <table:table-cell office:value-type="percentage" office:value="2.0714045867427377E-2" table:style-name="ce20">
            <text:p>2.1%</text:p>
          </table:table-cell>
          <table:table-cell office:value-type="percentage" office:value="1.6958841136016135E-2" table:style-name="ce23">
            <text:p>1.7%</text:p>
          </table:table-cell>
          <table:table-cell table:style-name="ce22"/>
          <table:table-cell office:value-type="percentage" office:value="1.8105051704842612E-2" table:style-name="ce20">
            <text:p>1.8%</text:p>
          </table:table-cell>
          <table:table-cell office:value-type="percentage" office:value="1.8010692945536432E-2" table:style-name="ce20">
            <text:p>1.8%</text:p>
          </table:table-cell>
          <table:table-cell office:value-type="percentage" office:value="1.5495167920643236E-2" table:style-name="ce20">
            <text:p>1.5%</text:p>
          </table:table-cell>
          <table:table-cell office:value-type="percentage" office:value="1.5961233963091213E-2" table:style-name="ce20">
            <text:p>1.6%</text:p>
          </table:table-cell>
          <table:table-cell office:value-type="percentage" office:value="1.736938058811268E-2" table:style-name="ce20">
            <text:p>1.7%</text:p>
          </table:table-cell>
          <table:table-cell office:value-type="percentage" office:value="2.3777710076901614E-2" table:style-name="ce20">
            <text:p>2.4%</text:p>
          </table:table-cell>
          <table:table-cell office:value-type="percentage" office:value="2.482078417956269E-2" table:style-name="ce22">
            <text:p>2.5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Leicester</text:p>
          </table:table-cell>
          <table:table-cell table:style-name="ce6"/>
          <table:table-cell office:value-type="percentage" office:value="6.0385624191450363E-3" table:style-name="ce20">
            <text:p>0.6%</text:p>
          </table:table-cell>
          <table:table-cell office:value-type="percentage" office:value="3.2739956500150934E-3" table:style-name="ce20">
            <text:p>0.3%</text:p>
          </table:table-cell>
          <table:table-cell office:value-type="percentage" office:value="1.1557663104636733E-2" table:style-name="ce20">
            <text:p>1.2%</text:p>
          </table:table-cell>
          <table:table-cell office:value-type="percentage" office:value="1.0466122376536362E-2" table:style-name="ce20">
            <text:p>1.0%</text:p>
          </table:table-cell>
          <table:table-cell office:value-type="percentage" office:value="1.2472644986741352E-2" table:style-name="ce20">
            <text:p>1.2%</text:p>
          </table:table-cell>
          <table:table-cell office:value-type="percentage" office:value="5.8548227010992197E-4" table:style-name="ce20">
            <text:p>0.1%</text:p>
          </table:table-cell>
          <table:table-cell office:value-type="percentage" office:value="9.4371187866999148E-3" table:style-name="ce21">
            <text:p>0.9%</text:p>
          </table:table-cell>
          <table:table-cell table:style-name="ce22"/>
          <table:table-cell office:value-type="percentage" office:value="6.3616442350481707E-3" table:style-name="ce20">
            <text:p>0.6%</text:p>
          </table:table-cell>
          <table:table-cell office:value-type="percentage" office:value="1.2226905457519841E-2" table:style-name="ce20">
            <text:p>1.2%</text:p>
          </table:table-cell>
          <table:table-cell office:value-type="percentage" office:value="8.9740733287133403E-3" table:style-name="ce20">
            <text:p>0.9%</text:p>
          </table:table-cell>
          <table:table-cell office:value-type="percentage" office:value="2.8759220783632154E-2" table:style-name="ce20">
            <text:p>2.9%</text:p>
          </table:table-cell>
          <table:table-cell office:value-type="percentage" office:value="3.5884453849173777E-2" table:style-name="ce20">
            <text:p>3.6%</text:p>
          </table:table-cell>
          <table:table-cell office:value-type="percentage" office:value="3.5903047613910305E-2" table:style-name="ce20">
            <text:p>3.6%</text:p>
          </table:table-cell>
          <table:table-cell office:value-type="percentage" office:value="4.1259143825448083E-2" table:style-name="ce23">
            <text:p>4.1%</text:p>
          </table:table-cell>
          <table:table-cell table:style-name="ce22"/>
          <table:table-cell office:value-type="percentage" office:value="6.2101725509320143E-3" table:style-name="ce20">
            <text:p>0.6%</text:p>
          </table:table-cell>
          <table:table-cell office:value-type="percentage" office:value="7.8787203550652468E-3" table:style-name="ce20">
            <text:p>0.8%</text:p>
          </table:table-cell>
          <table:table-cell office:value-type="percentage" office:value="1.0209391720378169E-2" table:style-name="ce20">
            <text:p>1.0%</text:p>
          </table:table-cell>
          <table:table-cell office:value-type="percentage" office:value="2.0475493244895591E-2" table:style-name="ce20">
            <text:p>2.0%</text:p>
          </table:table-cell>
          <table:table-cell office:value-type="percentage" office:value="2.5107655576147886E-2" table:style-name="ce20">
            <text:p>2.5%</text:p>
          </table:table-cell>
          <table:table-cell office:value-type="percentage" office:value="1.9921613179768215E-2" table:style-name="ce20">
            <text:p>2.0%</text:p>
          </table:table-cell>
          <table:table-cell office:value-type="percentage" office:value="2.6260404196122855E-2" table:style-name="ce22">
            <text:p>2.6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6">
          <table:table-cell office:value-type="string" table:style-name="ce6">
            <text:p>Liverpool<text:span text:style-name="T5">6</text:span></text:p>
          </table:table-cell>
          <table:table-cell table:style-name="ce6"/>
          <table:table-cell office:value-type="percentage" office:value="1.0726254993065089E-3" table:style-name="ce20">
            <text:p>0.1%</text:p>
          </table:table-cell>
          <table:table-cell office:value-type="percentage" office:value="2.0451707408144248E-3" table:style-name="ce20">
            <text:p>0.2%</text:p>
          </table:table-cell>
          <table:table-cell office:value-type="percentage" office:value="2.5413212464540469E-3" table:style-name="ce20">
            <text:p>0.3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1">
            <text:p>0.0%</text:p>
          </table:table-cell>
          <table:table-cell table:style-name="ce22"/>
          <table:table-cell office:value-type="percentage" office:value="3.9629547914492684E-3" table:style-name="ce20">
            <text:p>0.4%</text:p>
          </table:table-cell>
          <table:table-cell office:value-type="percentage" office:value="1.7881170419399882E-3" table:style-name="ce20">
            <text:p>0.2%</text:p>
          </table:table-cell>
          <table:table-cell office:value-type="percentage" office:value="3.4669656656054285E-4" table:style-name="ce20">
            <text:p>0.0%</text:p>
          </table:table-cell>
          <table:table-cell office:value-type="percentage" office:value="3.9276379166095039E-3" table:style-name="ce20">
            <text:p>0.4%</text:p>
          </table:table-cell>
          <table:table-cell office:value-type="percentage" office:value="1.1158907523779241E-3" table:style-name="ce20">
            <text:p>0.1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3">
            <text:p>0.0%</text:p>
          </table:table-cell>
          <table:table-cell table:style-name="ce22"/>
          <table:table-cell office:value-type="percentage" office:value="2.5617532453028461E-3" table:style-name="ce20">
            <text:p>0.3%</text:p>
          </table:table-cell>
          <table:table-cell office:value-type="percentage" office:value="1.9110763753122971E-3" table:style-name="ce20">
            <text:p>0.2%</text:p>
          </table:table-cell>
          <table:table-cell office:value-type="percentage" office:value="1.3987994871206585E-3" table:style-name="ce20">
            <text:p>0.1%</text:p>
          </table:table-cell>
          <table:table-cell office:value-type="percentage" office:value="2.0334172116068857E-3" table:style-name="ce20">
            <text:p>0.2%</text:p>
          </table:table-cell>
          <table:table-cell office:value-type="percentage" office:value="5.7130148827115341E-4" table:style-name="ce20">
            <text:p>0.1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2">
            <text:p>0.0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Manchester</text:p>
          </table:table-cell>
          <table:table-cell table:style-name="ce6"/>
          <table:table-cell office:value-type="percentage" office:value="1.6230997627886525E-2" table:style-name="ce20">
            <text:p>1.6%</text:p>
          </table:table-cell>
          <table:table-cell office:value-type="percentage" office:value="2.0394128267123161E-2" table:style-name="ce20">
            <text:p>2.0%</text:p>
          </table:table-cell>
          <table:table-cell office:value-type="percentage" office:value="2.5605897690970547E-2" table:style-name="ce20">
            <text:p>2.6%</text:p>
          </table:table-cell>
          <table:table-cell office:value-type="percentage" office:value="4.3148263936490336E-2" table:style-name="ce20">
            <text:p>4.3%</text:p>
          </table:table-cell>
          <table:table-cell office:value-type="percentage" office:value="3.6986606314245996E-2" table:style-name="ce20">
            <text:p>3.7%</text:p>
          </table:table-cell>
          <table:table-cell office:value-type="percentage" office:value="3.5336147635049067E-2" table:style-name="ce20">
            <text:p>3.5%</text:p>
          </table:table-cell>
          <table:table-cell office:value-type="percentage" office:value="4.2950074584976912E-2" table:style-name="ce21">
            <text:p>4.3%</text:p>
          </table:table-cell>
          <table:table-cell table:style-name="ce22"/>
          <table:table-cell office:value-type="percentage" office:value="2.4951833167012574E-2" table:style-name="ce20">
            <text:p>2.5%</text:p>
          </table:table-cell>
          <table:table-cell office:value-type="percentage" office:value="1.0822658650753967E-2" table:style-name="ce20">
            <text:p>1.1%</text:p>
          </table:table-cell>
          <table:table-cell office:value-type="percentage" office:value="6.8780121239717653E-3" table:style-name="ce20">
            <text:p>0.7%</text:p>
          </table:table-cell>
          <table:table-cell office:value-type="percentage" office:value="2.3176593597185241E-2" table:style-name="ce20">
            <text:p>2.3%</text:p>
          </table:table-cell>
          <table:table-cell office:value-type="percentage" office:value="2.0630691608512657E-2" table:style-name="ce20">
            <text:p>2.1%</text:p>
          </table:table-cell>
          <table:table-cell office:value-type="percentage" office:value="2.4677595021917305E-2" table:style-name="ce20">
            <text:p>2.5%</text:p>
          </table:table-cell>
          <table:table-cell office:value-type="percentage" office:value="2.1656707800449492E-2" table:style-name="ce23">
            <text:p>2.2%</text:p>
          </table:table-cell>
          <table:table-cell table:style-name="ce22"/>
          <table:table-cell office:value-type="percentage" office:value="2.0733094349406792E-2" table:style-name="ce20">
            <text:p>2.1%</text:p>
          </table:table-cell>
          <table:table-cell office:value-type="percentage" office:value="1.5383031641391069E-2" table:style-name="ce20">
            <text:p>1.5%</text:p>
          </table:table-cell>
          <table:table-cell office:value-type="percentage" office:value="1.617308047272906E-2" table:style-name="ce20">
            <text:p>1.6%</text:p>
          </table:table-cell>
          <table:table-cell office:value-type="percentage" office:value="3.2841328363288451E-2" table:style-name="ce20">
            <text:p>3.3%</text:p>
          </table:table-cell>
          <table:table-cell office:value-type="percentage" office:value="2.8542991784118923E-2" table:style-name="ce20">
            <text:p>2.9%</text:p>
          </table:table-cell>
          <table:table-cell office:value-type="percentage" office:value="2.9935862926316208E-2" table:style-name="ce20">
            <text:p>3.0%</text:p>
          </table:table-cell>
          <table:table-cell office:value-type="percentage" office:value="3.2383941734753709E-2" table:style-name="ce22">
            <text:p>3.2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Newcastle</text:p>
          </table:table-cell>
          <table:table-cell table:style-name="ce6"/>
          <table:table-cell office:value-type="percentage" office:value="1.8572275960605459E-3" table:style-name="ce20">
            <text:p>0.2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1.0127219849285843E-2" table:style-name="ce20">
            <text:p>1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1">
            <text:p>0.0%</text:p>
          </table:table-cell>
          <table:table-cell table:style-name="ce22"/>
          <table:table-cell office:value-type="percentage" office:value="0" table:style-name="ce20">
            <text:p>0.0%</text:p>
          </table:table-cell>
          <table:table-cell office:value-type="percentage" office:value="2.6912988566362311E-3" table:style-name="ce20">
            <text:p>0.3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7.4943471210287102E-4" table:style-name="ce20">
            <text:p>0.1%</text:p>
          </table:table-cell>
          <table:table-cell office:value-type="percentage" office:value="4.0186947321010608E-2" table:style-name="ce23">
            <text:p>4.0%</text:p>
          </table:table-cell>
          <table:table-cell table:style-name="ce22"/>
          <table:table-cell office:value-type="percentage" office:value="7.7948312129724046E-4" table:style-name="ce20">
            <text:p>0.1%</text:p>
          </table:table-cell>
          <table:table-cell office:value-type="percentage" office:value="1.5340094967587574E-3" table:style-name="ce20">
            <text:p>0.2%</text:p>
          </table:table-cell>
          <table:table-cell office:value-type="percentage" office:value="0" table:style-name="ce20">
            <text:p>0.0%</text:p>
          </table:table-cell>
          <table:table-cell office:value-type="percentage" office:value="4.3253603091294411E-3" table:style-name="ce20">
            <text:p>0.4%</text:p>
          </table:table-cell>
          <table:table-cell office:value-type="percentage" office:value="0" table:style-name="ce20">
            <text:p>0.0%</text:p>
          </table:table-cell>
          <table:table-cell office:value-type="percentage" office:value="4.3399847971915486E-4" table:style-name="ce20">
            <text:p>0.0%</text:p>
          </table:table-cell>
          <table:table-cell office:value-type="percentage" office:value="2.3537902912475487E-2" table:style-name="ce22">
            <text:p>2.4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Nottingham</text:p>
          </table:table-cell>
          <table:table-cell table:style-name="ce6"/>
          <table:table-cell office:value-type="percentage" office:value="0" table:style-name="ce20">
            <text:p>0.0%</text:p>
          </table:table-cell>
          <table:table-cell office:value-type="percentage" office:value="1.6465596155389129E-3" table:style-name="ce20">
            <text:p>0.2%</text:p>
          </table:table-cell>
          <table:table-cell office:value-type="percentage" office:value="0" table:style-name="ce20">
            <text:p>0.0%</text:p>
          </table:table-cell>
          <table:table-cell office:value-type="percentage" office:value="2.1365721892579394E-3" table:style-name="ce20">
            <text:p>0.2%</text:p>
          </table:table-cell>
          <table:table-cell office:value-type="percentage" office:value="1.3494625039206965E-3" table:style-name="ce20">
            <text:p>0.1%</text:p>
          </table:table-cell>
          <table:table-cell office:value-type="percentage" office:value="4.792301979578222E-3" table:style-name="ce20">
            <text:p>0.5%</text:p>
          </table:table-cell>
          <table:table-cell office:value-type="percentage" office:value="4.2398334497650014E-3" table:style-name="ce21">
            <text:p>0.4%</text:p>
          </table:table-cell>
          <table:table-cell table:style-name="ce22"/>
          <table:table-cell office:value-type="percentage" office:value="2.9264646832307434E-3" table:style-name="ce20">
            <text:p>0.3%</text:p>
          </table:table-cell>
          <table:table-cell office:value-type="percentage" office:value="0" table:style-name="ce20">
            <text:p>0.0%</text:p>
          </table:table-cell>
          <table:table-cell office:value-type="percentage" office:value="0" table:style-name="ce20">
            <text:p>0.0%</text:p>
          </table:table-cell>
          <table:table-cell office:value-type="percentage" office:value="1.0206378734661676E-2" table:style-name="ce20">
            <text:p>1.0%</text:p>
          </table:table-cell>
          <table:table-cell office:value-type="percentage" office:value="1.461893414892211E-3" table:style-name="ce20">
            <text:p>0.1%</text:p>
          </table:table-cell>
          <table:table-cell office:value-type="percentage" office:value="2.1958902488079389E-3" table:style-name="ce20">
            <text:p>0.2%</text:p>
          </table:table-cell>
          <table:table-cell office:value-type="percentage" office:value="1.1468392390329362E-2" table:style-name="ce23">
            <text:p>1.1%</text:p>
          </table:table-cell>
          <table:table-cell table:style-name="ce22"/>
          <table:table-cell office:value-type="percentage" office:value="1.5888712513950935E-3" table:style-name="ce20">
            <text:p>0.2%</text:p>
          </table:table-cell>
          <table:table-cell office:value-type="percentage" office:value="7.8746259279499446E-4" table:style-name="ce20">
            <text:p>0.1%</text:p>
          </table:table-cell>
          <table:table-cell office:value-type="percentage" office:value="0" table:style-name="ce20">
            <text:p>0.0%</text:p>
          </table:table-cell>
          <table:table-cell office:value-type="percentage" office:value="6.3759662551489482E-3" table:style-name="ce20">
            <text:p>0.6%</text:p>
          </table:table-cell>
          <table:table-cell office:value-type="percentage" office:value="1.4077604798385225E-3" table:style-name="ce20">
            <text:p>0.1%</text:p>
          </table:table-cell>
          <table:table-cell office:value-type="percentage" office:value="3.4405015138390541E-3" table:style-name="ce20">
            <text:p>0.3%</text:p>
          </table:table-cell>
          <table:table-cell office:value-type="percentage" office:value="8.0708373467545547E-3" table:style-name="ce22">
            <text:p>0.8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Reading</text:p>
          </table:table-cell>
          <table:table-cell table:style-name="ce6"/>
          <table:table-cell table:number-columns-repeated="6" table:style-name="ce20"/>
          <table:table-cell office:value-type="percentage" office:value="7.3958449617080573E-3" table:style-name="ce21">
            <text:p>0.7%</text:p>
          </table:table-cell>
          <table:table-cell table:style-name="ce22"/>
          <table:table-cell table:number-columns-repeated="6" table:style-name="ce20"/>
          <table:table-cell office:value-type="percentage" office:value="1.8223267475023981E-3" table:style-name="ce23">
            <text:p>0.2%</text:p>
          </table:table-cell>
          <table:table-cell table:style-name="ce22"/>
          <table:table-cell table:number-columns-repeated="6" table:style-name="ce20"/>
          <table:table-cell office:value-type="percentage" office:value="4.5305268093393438E-3" table:style-name="ce22">
            <text:p>0.5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6">
            <text:p>Sheffield</text:p>
          </table:table-cell>
          <table:table-cell table:style-name="ce6"/>
          <table:table-cell office:value-type="percentage" office:value="2.1388818315291318E-2" table:style-name="ce20">
            <text:p>2.1%</text:p>
          </table:table-cell>
          <table:table-cell office:value-type="percentage" office:value="2.31910426352861E-2" table:style-name="ce20">
            <text:p>2.3%</text:p>
          </table:table-cell>
          <table:table-cell office:value-type="percentage" office:value="3.9504464741748284E-2" table:style-name="ce20">
            <text:p>4.0%</text:p>
          </table:table-cell>
          <table:table-cell office:value-type="percentage" office:value="1.074265853211979E-2" table:style-name="ce20">
            <text:p>1.1%</text:p>
          </table:table-cell>
          <table:table-cell office:value-type="percentage" office:value="1.5816646294159339E-2" table:style-name="ce20">
            <text:p>1.6%</text:p>
          </table:table-cell>
          <table:table-cell office:value-type="percentage" office:value="1.231254709559299E-2" table:style-name="ce20">
            <text:p>1.2%</text:p>
          </table:table-cell>
          <table:table-cell office:value-type="percentage" office:value="1.1597477366227292E-2" table:style-name="ce21">
            <text:p>1.2%</text:p>
          </table:table-cell>
          <table:table-cell table:style-name="ce22"/>
          <table:table-cell office:value-type="percentage" office:value="1.1499362137984255E-2" table:style-name="ce20">
            <text:p>1.1%</text:p>
          </table:table-cell>
          <table:table-cell office:value-type="percentage" office:value="1.3830008295746809E-2" table:style-name="ce20">
            <text:p>1.4%</text:p>
          </table:table-cell>
          <table:table-cell office:value-type="percentage" office:value="1.486493794814716E-2" table:style-name="ce20">
            <text:p>1.5%</text:p>
          </table:table-cell>
          <table:table-cell office:value-type="percentage" office:value="6.2882962225637197E-3" table:style-name="ce20">
            <text:p>0.6%</text:p>
          </table:table-cell>
          <table:table-cell office:value-type="percentage" office:value="7.2339200700763349E-3" table:style-name="ce20">
            <text:p>0.7%</text:p>
          </table:table-cell>
          <table:table-cell office:value-type="percentage" office:value="1.2087818122400295E-2" table:style-name="ce20">
            <text:p>1.2%</text:p>
          </table:table-cell>
          <table:table-cell office:value-type="percentage" office:value="8.087133640190829E-3" table:style-name="ce23">
            <text:p>0.8%</text:p>
          </table:table-cell>
          <table:table-cell table:style-name="ce22"/>
          <table:table-cell office:value-type="percentage" office:value="1.5732332974090255E-2" table:style-name="ce20">
            <text:p>1.6%</text:p>
          </table:table-cell>
          <table:table-cell office:value-type="percentage" office:value="1.7908687182816397E-2" table:style-name="ce20">
            <text:p>1.8%</text:p>
          </table:table-cell>
          <table:table-cell office:value-type="percentage" office:value="2.581521052622416E-2" table:style-name="ce20">
            <text:p>2.6%</text:p>
          </table:table-cell>
          <table:table-cell office:value-type="percentage" office:value="8.2715030556700635E-3" table:style-name="ce20">
            <text:p>0.8%</text:p>
          </table:table-cell>
          <table:table-cell office:value-type="percentage" office:value="1.1090504766609981E-2" table:style-name="ce20">
            <text:p>1.1%</text:p>
          </table:table-cell>
          <table:table-cell office:value-type="percentage" office:value="1.2189398179745983E-2" table:style-name="ce20">
            <text:p>1.2%</text:p>
          </table:table-cell>
          <table:table-cell office:value-type="percentage" office:value="9.6847509974988914E-3" table:style-name="ce22">
            <text:p>1.0%</text:p>
          </table:table-cell>
          <table:table-cell table:style-name="ce6"/>
          <table:table-cell table:style-name="ce24"/>
          <table:table-cell table:number-columns-repeated="16357" table:style-name="ce1"/>
        </table:table-row>
        <table:table-row table:style-name="ro3">
          <table:table-cell office:value-type="string" table:style-name="ce3">
            <text:p>Total for cities outside London</text:p>
          </table:table-cell>
          <table:table-cell table:style-name="ce3"/>
          <table:table-cell office:value-type="percentage" office:value="1.6564913078075314E-2" table:style-name="ce23">
            <text:p>1.7%</text:p>
          </table:table-cell>
          <table:table-cell office:value-type="percentage" office:value="1.07229514399076E-2" table:style-name="ce23">
            <text:p>1.1%</text:p>
          </table:table-cell>
          <table:table-cell office:value-type="percentage" office:value="1.3295199945365127E-2" table:style-name="ce23">
            <text:p>1.3%</text:p>
          </table:table-cell>
          <table:table-cell office:value-type="percentage" office:value="1.7121287681830168E-2" table:style-name="ce23">
            <text:p>1.7%</text:p>
          </table:table-cell>
          <table:table-cell office:value-type="percentage" office:value="1.9785741616575581E-2" table:style-name="ce23">
            <text:p>2.0%</text:p>
          </table:table-cell>
          <table:table-cell office:value-type="percentage" office:value="1.8887128232140359E-2" table:style-name="ce23">
            <text:p>1.9%</text:p>
          </table:table-cell>
          <table:table-cell office:value-type="percentage" office:value="2.2148513434039303E-2" table:style-name="ce21">
            <text:p>2.2%</text:p>
          </table:table-cell>
          <table:table-cell table:style-name="ce22"/>
          <table:table-cell office:value-type="percentage" office:value="1.1924965749359974E-2" table:style-name="ce23">
            <text:p>1.2%</text:p>
          </table:table-cell>
          <table:table-cell office:value-type="percentage" office:value="8.5481162153367863E-3" table:style-name="ce23">
            <text:p>0.9%</text:p>
          </table:table-cell>
          <table:table-cell office:value-type="percentage" office:value="7.7299325850348202E-3" table:style-name="ce23">
            <text:p>0.8%</text:p>
          </table:table-cell>
          <table:table-cell office:value-type="percentage" office:value="1.149262134766634E-2" table:style-name="ce23">
            <text:p>1.1%</text:p>
          </table:table-cell>
          <table:table-cell office:value-type="percentage" office:value="1.3465421141305358E-2" table:style-name="ce23">
            <text:p>1.3%</text:p>
          </table:table-cell>
          <table:table-cell office:value-type="percentage" office:value="1.4817429107810838E-2" table:style-name="ce23">
            <text:p>1.5%</text:p>
          </table:table-cell>
          <table:table-cell office:value-type="percentage" office:value="1.5381439577426046E-2" table:style-name="ce23">
            <text:p>1.5%</text:p>
          </table:table-cell>
          <table:table-cell table:style-name="ce22"/>
          <table:table-cell office:value-type="percentage" office:value="1.4131232234816535E-2" table:style-name="ce23">
            <text:p>1.4%</text:p>
          </table:table-cell>
          <table:table-cell office:value-type="percentage" office:value="9.5883012048966626E-3" table:style-name="ce23">
            <text:p>1.0%</text:p>
          </table:table-cell>
          <table:table-cell office:value-type="percentage" office:value="1.0416464378340602E-2" table:style-name="ce23">
            <text:p>1.0%</text:p>
          </table:table-cell>
          <table:table-cell office:value-type="percentage" office:value="1.4212627576624328E-2" table:style-name="ce23">
            <text:p>1.4%</text:p>
          </table:table-cell>
          <table:table-cell office:value-type="percentage" office:value="1.653095817471275E-2" table:style-name="ce23">
            <text:p>1.7%</text:p>
          </table:table-cell>
          <table:table-cell office:value-type="percentage" office:value="1.67945587081192E-2" table:style-name="ce20">
            <text:p>1.7%</text:p>
          </table:table-cell>
          <table:table-cell office:value-type="percentage" office:value="1.8669426720628726E-2" table:style-name="ce22">
            <text:p>1.9%</text:p>
          </table:table-cell>
          <table:table-cell table:style-name="ce6"/>
          <table:table-cell table:style-name="ce24"/>
          <table:table-cell table:number-columns-repeated="16357"/>
        </table:table-row>
        <table:table-row table:style-name="ro3">
          <table:table-cell table:number-columns-repeated="2" table:style-name="ce6"/>
          <table:table-cell table:number-columns-repeated="4" table:style-name="ce24"/>
          <table:table-cell table:style-name="ce25"/>
          <table:table-cell table:style-name="ce24"/>
          <table:table-cell table:style-name="ce25"/>
          <table:table-cell table:style-name="ce22"/>
          <table:table-cell table:number-columns-repeated="4" table:style-name="ce24"/>
          <table:table-cell table:style-name="ce25"/>
          <table:table-cell table:style-name="ce24"/>
          <table:table-cell table:style-name="ce25"/>
          <table:table-cell table:style-name="ce22"/>
          <table:table-cell table:number-columns-repeated="4" table:style-name="ce20"/>
          <table:table-cell table:style-name="ce23"/>
          <table:table-cell table:style-name="ce20"/>
          <table:table-cell table:style-name="ce22"/>
          <table:table-cell table:number-columns-repeated="16359" table:style-name="ce6"/>
        </table:table-row>
        <table:table-row table:style-name="ro3">
          <table:table-cell office:value-type="string" table:style-name="ce6">
            <text:p>Blackfriars (via Elephant and Castle)</text:p>
          </table:table-cell>
          <table:table-cell table:style-name="ce6"/>
          <table:table-cell office:value-type="percentage" office:value="4.9808834715485993E-2" table:style-name="ce20">
            <text:p>5.0%</text:p>
          </table:table-cell>
          <table:table-cell office:value-type="percentage" office:value="4.7992516994158622E-2" table:style-name="ce20">
            <text:p>4.8%</text:p>
          </table:table-cell>
          <table:table-cell office:value-type="percentage" office:value="0.10273830578969433" table:style-name="ce20">
            <text:p>10.3%</text:p>
          </table:table-cell>
          <table:table-cell office:value-type="percentage" office:value="0.10829701470711157" table:style-name="ce20">
            <text:p>10.8%</text:p>
          </table:table-cell>
          <table:table-cell office:value-type="percentage" office:value="0.14675381803778728" table:style-name="ce20">
            <text:p>14.7%</text:p>
          </table:table-cell>
          <table:table-cell office:value-type="percentage" office:value="0.14352233064251549" table:style-name="ce20">
            <text:p>14.4%</text:p>
          </table:table-cell>
          <table:table-cell office:value-type="percentage" office:value="4.4955356395280838E-2" table:style-name="ce23">
            <text:p>4.5%</text:p>
          </table:table-cell>
          <table:table-cell table:style-name="ce22"/>
          <table:table-cell office:value-type="percentage" office:value="5.1296543633021063E-3" table:style-name="ce20">
            <text:p>0.5%</text:p>
          </table:table-cell>
          <table:table-cell office:value-type="percentage" office:value="6.7437973895851351E-3" table:style-name="ce20">
            <text:p>0.7%</text:p>
          </table:table-cell>
          <table:table-cell office:value-type="percentage" office:value="1.495659882600326E-2" table:style-name="ce20">
            <text:p>1.5%</text:p>
          </table:table-cell>
          <table:table-cell office:value-type="percentage" office:value="3.44830200513482E-2" table:style-name="ce20">
            <text:p>3.4%</text:p>
          </table:table-cell>
          <table:table-cell office:value-type="percentage" office:value="5.4302465738851696E-2" table:style-name="ce20">
            <text:p>5.4%</text:p>
          </table:table-cell>
          <table:table-cell office:value-type="percentage" office:value="8.8573324389811289E-2" table:style-name="ce20">
            <text:p>8.9%</text:p>
          </table:table-cell>
          <table:table-cell office:value-type="percentage" office:value="2.6499574994298739E-2" table:style-name="ce23">
            <text:p>2.6%</text:p>
          </table:table-cell>
          <table:table-cell table:style-name="ce22"/>
          <table:table-cell office:value-type="percentage" office:value="3.2338421722961808E-2" table:style-name="ce20">
            <text:p>3.2%</text:p>
          </table:table-cell>
          <table:table-cell office:value-type="percentage" office:value="3.0967648928463903E-2" table:style-name="ce20">
            <text:p>3.1%</text:p>
          </table:table-cell>
          <table:table-cell office:value-type="percentage" office:value="6.7948693439305902E-2" table:style-name="ce20">
            <text:p>6.8%</text:p>
          </table:table-cell>
          <table:table-cell office:value-type="percentage" office:value="7.8709071765636324E-2" table:style-name="ce20">
            <text:p>7.9%</text:p>
          </table:table-cell>
          <table:table-cell office:value-type="percentage" office:value="0.11239194043800305" table:style-name="ce20">
            <text:p>11.2%</text:p>
          </table:table-cell>
          <table:table-cell office:value-type="percentage" office:value="0.12147674042835539" table:style-name="ce20">
            <text:p>12.1%</text:p>
          </table:table-cell>
          <table:table-cell office:value-type="percentage" office:value="3.7422875582238523E-2" table:style-name="ce22">
            <text:p>3.7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office:value-type="string" table:style-name="ce6">
            <text:p>Euston</text:p>
          </table:table-cell>
          <table:table-cell table:style-name="ce6"/>
          <table:table-cell office:value-type="percentage" office:value="3.2782811179398519E-2" table:style-name="ce20">
            <text:p>3.3%</text:p>
          </table:table-cell>
          <table:table-cell office:value-type="percentage" office:value="1.3329473558085413E-2" table:style-name="ce20">
            <text:p>1.3%</text:p>
          </table:table-cell>
          <table:table-cell office:value-type="percentage" office:value="4.5606974541387561E-2" table:style-name="ce20">
            <text:p>4.6%</text:p>
          </table:table-cell>
          <table:table-cell office:value-type="percentage" office:value="3.6293270264255544E-2" table:style-name="ce20">
            <text:p>3.6%</text:p>
          </table:table-cell>
          <table:table-cell office:value-type="percentage" office:value="4.3094469259438883E-2" table:style-name="ce20">
            <text:p>4.3%</text:p>
          </table:table-cell>
          <table:table-cell office:value-type="percentage" office:value="4.8029253918533084E-2" table:style-name="ce20">
            <text:p>4.8%</text:p>
          </table:table-cell>
          <table:table-cell office:value-type="percentage" office:value="4.6477152481186862E-2" table:style-name="ce23">
            <text:p>4.6%</text:p>
          </table:table-cell>
          <table:table-cell table:style-name="ce22"/>
          <table:table-cell office:value-type="percentage" office:value="6.8381966278135989E-2" table:style-name="ce20">
            <text:p>6.8%</text:p>
          </table:table-cell>
          <table:table-cell office:value-type="percentage" office:value="4.9596441453540092E-2" table:style-name="ce20">
            <text:p>5.0%</text:p>
          </table:table-cell>
          <table:table-cell office:value-type="percentage" office:value="5.3361374931961567E-2" table:style-name="ce20">
            <text:p>5.3%</text:p>
          </table:table-cell>
          <table:table-cell office:value-type="percentage" office:value="4.7439376563274009E-2" table:style-name="ce20">
            <text:p>4.7%</text:p>
          </table:table-cell>
          <table:table-cell office:value-type="percentage" office:value="3.887169819726307E-2" table:style-name="ce20">
            <text:p>3.9%</text:p>
          </table:table-cell>
          <table:table-cell office:value-type="percentage" office:value="4.7333187269252681E-2" table:style-name="ce20">
            <text:p>4.7%</text:p>
          </table:table-cell>
          <table:table-cell office:value-type="percentage" office:value="3.994854579719391E-2" table:style-name="ce23">
            <text:p>4.0%</text:p>
          </table:table-cell>
          <table:table-cell table:style-name="ce22"/>
          <table:table-cell office:value-type="percentage" office:value="5.0461511542300906E-2" table:style-name="ce20">
            <text:p>5.0%</text:p>
          </table:table-cell>
          <table:table-cell office:value-type="percentage" office:value="3.1354978678583618E-2" table:style-name="ce20">
            <text:p>3.1%</text:p>
          </table:table-cell>
          <table:table-cell office:value-type="percentage" office:value="4.9381778387926782E-2" table:style-name="ce20">
            <text:p>4.9%</text:p>
          </table:table-cell>
          <table:table-cell office:value-type="percentage" office:value="4.1796564229456705E-2" table:style-name="ce20">
            <text:p>4.2%</text:p>
          </table:table-cell>
          <table:table-cell office:value-type="percentage" office:value="4.0991991009741831E-2" table:style-name="ce20">
            <text:p>4.1%</text:p>
          </table:table-cell>
          <table:table-cell office:value-type="percentage" office:value="4.7683589874208086E-2" table:style-name="ce20">
            <text:p>4.8%</text:p>
          </table:table-cell>
          <table:table-cell office:value-type="percentage" office:value="4.3233876464412617E-2" table:style-name="ce22">
            <text:p>4.3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office:value-type="string" table:style-name="ce6">
            <text:p>Fenchurch Street</text:p>
          </table:table-cell>
          <table:table-cell table:style-name="ce6"/>
          <table:table-cell office:value-type="percentage" office:value="3.884892086330935E-2" table:style-name="ce20">
            <text:p>3.9%</text:p>
          </table:table-cell>
          <table:table-cell office:value-type="percentage" office:value="4.6057434899002193E-2" table:style-name="ce20">
            <text:p>4.6%</text:p>
          </table:table-cell>
          <table:table-cell office:value-type="percentage" office:value="6.0053474329317749E-2" table:style-name="ce20">
            <text:p>6.0%</text:p>
          </table:table-cell>
          <table:table-cell office:value-type="percentage" office:value="6.9839360879649509E-2" table:style-name="ce20">
            <text:p>7.0%</text:p>
          </table:table-cell>
          <table:table-cell office:value-type="percentage" office:value="9.1088448606441219E-2" table:style-name="ce20">
            <text:p>9.1%</text:p>
          </table:table-cell>
          <table:table-cell office:value-type="percentage" office:value="5.6562735112793722E-2" table:style-name="ce20">
            <text:p>5.7%</text:p>
          </table:table-cell>
          <table:table-cell office:value-type="percentage" office:value="5.8755553272900031E-2" table:style-name="ce23">
            <text:p>5.9%</text:p>
          </table:table-cell>
          <table:table-cell table:style-name="ce22"/>
          <table:table-cell office:value-type="percentage" office:value="9.8392669370587355E-3" table:style-name="ce20">
            <text:p>1.0%</text:p>
          </table:table-cell>
          <table:table-cell office:value-type="percentage" office:value="9.5642553798936519E-3" table:style-name="ce20">
            <text:p>1.0%</text:p>
          </table:table-cell>
          <table:table-cell office:value-type="percentage" office:value="1.615286799326391E-2" table:style-name="ce20">
            <text:p>1.6%</text:p>
          </table:table-cell>
          <table:table-cell office:value-type="percentage" office:value="2.3962087838739821E-2" table:style-name="ce20">
            <text:p>2.4%</text:p>
          </table:table-cell>
          <table:table-cell office:value-type="percentage" office:value="3.7328219878555446E-2" table:style-name="ce20">
            <text:p>3.7%</text:p>
          </table:table-cell>
          <table:table-cell office:value-type="percentage" office:value="1.8471137769801537E-2" table:style-name="ce20">
            <text:p>1.8%</text:p>
          </table:table-cell>
          <table:table-cell office:value-type="percentage" office:value="2.3179671428157505E-2" table:style-name="ce23">
            <text:p>2.3%</text:p>
          </table:table-cell>
          <table:table-cell table:style-name="ce22"/>
          <table:table-cell office:value-type="percentage" office:value="2.5508177469215756E-2" table:style-name="ce20">
            <text:p>2.6%</text:p>
          </table:table-cell>
          <table:table-cell office:value-type="percentage" office:value="2.9264447473437011E-2" table:style-name="ce20">
            <text:p>2.9%</text:p>
          </table:table-cell>
          <table:table-cell office:value-type="percentage" office:value="3.957745575788664E-2" table:style-name="ce20">
            <text:p>4.0%</text:p>
          </table:table-cell>
          <table:table-cell office:value-type="percentage" office:value="4.8653813552791775E-2" table:style-name="ce20">
            <text:p>4.9%</text:p>
          </table:table-cell>
          <table:table-cell office:value-type="percentage" office:value="6.6084991899163156E-2" table:style-name="ce20">
            <text:p>6.6%</text:p>
          </table:table-cell>
          <table:table-cell office:value-type="percentage" office:value="3.8698365905952894E-2" table:style-name="ce20">
            <text:p>3.9%</text:p>
          </table:table-cell>
          <table:table-cell office:value-type="percentage" office:value="4.2039916137991122E-2" table:style-name="ce22">
            <text:p>4.2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office:value-type="string" table:style-name="ce6">
            <text:p>King's Cross</text:p>
          </table:table-cell>
          <table:table-cell table:style-name="ce6"/>
          <table:table-cell office:value-type="percentage" office:value="1.4048642220748506E-2" table:style-name="ce20">
            <text:p>1.4%</text:p>
          </table:table-cell>
          <table:table-cell office:value-type="percentage" office:value="4.9263476004419507E-3" table:style-name="ce20">
            <text:p>0.5%</text:p>
          </table:table-cell>
          <table:table-cell office:value-type="percentage" office:value="1.3548018757596344E-2" table:style-name="ce20">
            <text:p>1.4%</text:p>
          </table:table-cell>
          <table:table-cell office:value-type="percentage" office:value="2.7009929711354599E-2" table:style-name="ce20">
            <text:p>2.7%</text:p>
          </table:table-cell>
          <table:table-cell office:value-type="percentage" office:value="4.4475199751737388E-2" table:style-name="ce20">
            <text:p>4.4%</text:p>
          </table:table-cell>
          <table:table-cell office:value-type="percentage" office:value="7.0038242037047421E-2" table:style-name="ce20">
            <text:p>7.0%</text:p>
          </table:table-cell>
          <table:table-cell office:value-type="percentage" office:value="9.042710259166091E-2" table:style-name="ce23">
            <text:p>9.0%</text:p>
          </table:table-cell>
          <table:table-cell table:style-name="ce22"/>
          <table:table-cell office:value-type="percentage" office:value="9.4217969703301041E-3" table:style-name="ce20">
            <text:p>0.9%</text:p>
          </table:table-cell>
          <table:table-cell office:value-type="percentage" office:value="6.1526057822055055E-3" table:style-name="ce20">
            <text:p>0.6%</text:p>
          </table:table-cell>
          <table:table-cell office:value-type="percentage" office:value="2.0180895294441024E-2" table:style-name="ce20">
            <text:p>2.0%</text:p>
          </table:table-cell>
          <table:table-cell office:value-type="percentage" office:value="2.8007853441738246E-2" table:style-name="ce20">
            <text:p>2.8%</text:p>
          </table:table-cell>
          <table:table-cell office:value-type="percentage" office:value="2.5932734123146207E-2" table:style-name="ce20">
            <text:p>2.6%</text:p>
          </table:table-cell>
          <table:table-cell office:value-type="percentage" office:value="3.9160527136993986E-2" table:style-name="ce20">
            <text:p>3.9%</text:p>
          </table:table-cell>
          <table:table-cell office:value-type="percentage" office:value="5.5967972121128098E-2" table:style-name="ce23">
            <text:p>5.6%</text:p>
          </table:table-cell>
          <table:table-cell table:style-name="ce22"/>
          <table:table-cell office:value-type="percentage" office:value="1.1765245538529178E-2" table:style-name="ce20">
            <text:p>1.2%</text:p>
          </table:table-cell>
          <table:table-cell office:value-type="percentage" office:value="5.5554223797610628E-3" table:style-name="ce20">
            <text:p>0.6%</text:p>
          </table:table-cell>
          <table:table-cell office:value-type="percentage" office:value="1.6917624823874929E-2" table:style-name="ce20">
            <text:p>1.7%</text:p>
          </table:table-cell>
          <table:table-cell office:value-type="percentage" office:value="2.7547723808627238E-2" table:style-name="ce20">
            <text:p>2.8%</text:p>
          </table:table-cell>
          <table:table-cell office:value-type="percentage" office:value="3.5594704839619483E-2" table:style-name="ce20">
            <text:p>3.6%</text:p>
          </table:table-cell>
          <table:table-cell office:value-type="percentage" office:value="5.5283705704541899E-2" table:style-name="ce20">
            <text:p>5.5%</text:p>
          </table:table-cell>
          <table:table-cell office:value-type="percentage" office:value="7.2938520204353513E-2" table:style-name="ce22">
            <text:p>7.3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Liverpool Street<text:span text:style-name="T5">7</text:span></text:p>
          </table:table-cell>
          <table:table-cell table:style-name="ce6"/>
          <table:table-cell office:value-type="percentage" office:value="4.860653892629626E-2" table:style-name="ce20">
            <text:p>4.9%</text:p>
          </table:table-cell>
          <table:table-cell office:value-type="percentage" office:value="4.2523584324066978E-2" table:style-name="ce20">
            <text:p>4.3%</text:p>
          </table:table-cell>
          <table:table-cell office:value-type="percentage" office:value="3.4997491570768847E-2" table:style-name="ce20">
            <text:p>3.5%</text:p>
          </table:table-cell>
          <table:table-cell office:value-type="percentage" office:value="5.485532962711679E-2" table:style-name="ce20">
            <text:p>5.5%</text:p>
          </table:table-cell>
          <table:table-cell office:value-type="percentage" office:value="5.1911511550308959E-2" table:style-name="ce20">
            <text:p>5.2%</text:p>
          </table:table-cell>
          <table:table-cell office:value-type="percentage" office:value="6.0632007851265809E-2" table:style-name="ce20">
            <text:p>6.1%</text:p>
          </table:table-cell>
          <table:table-cell office:value-type="percentage" office:value="7.0004738177697215E-2" table:style-name="ce23">
            <text:p>7.0%</text:p>
          </table:table-cell>
          <table:table-cell table:style-name="ce22"/>
          <table:table-cell office:value-type="percentage" office:value="3.2130943835032247E-2" table:style-name="ce20">
            <text:p>3.2%</text:p>
          </table:table-cell>
          <table:table-cell office:value-type="percentage" office:value="1.7941320953643387E-2" table:style-name="ce20">
            <text:p>1.8%</text:p>
          </table:table-cell>
          <table:table-cell office:value-type="percentage" office:value="1.5300673485611075E-2" table:style-name="ce20">
            <text:p>1.5%</text:p>
          </table:table-cell>
          <table:table-cell office:value-type="percentage" office:value="2.1037764373063657E-2" table:style-name="ce20">
            <text:p>2.1%</text:p>
          </table:table-cell>
          <table:table-cell office:value-type="percentage" office:value="2.7978331760726442E-2" table:style-name="ce20">
            <text:p>2.8%</text:p>
          </table:table-cell>
          <table:table-cell office:value-type="percentage" office:value="4.2741043859280806E-2" table:style-name="ce20">
            <text:p>4.3%</text:p>
          </table:table-cell>
          <table:table-cell office:value-type="percentage" office:value="3.9157578598258871E-2" table:style-name="ce23">
            <text:p>3.9%</text:p>
          </table:table-cell>
          <table:table-cell table:style-name="ce22"/>
          <table:table-cell office:value-type="percentage" office:value="4.098968875944109E-2" table:style-name="ce20">
            <text:p>4.1%</text:p>
          </table:table-cell>
          <table:table-cell office:value-type="percentage" office:value="3.0962098955742312E-2" table:style-name="ce20">
            <text:p>3.1%</text:p>
          </table:table-cell>
          <table:table-cell office:value-type="percentage" office:value="2.5729004085036887E-2" table:style-name="ce20">
            <text:p>2.6%</text:p>
          </table:table-cell>
          <table:table-cell office:value-type="percentage" office:value="3.9206384034702529E-2" table:style-name="ce20">
            <text:p>3.9%</text:p>
          </table:table-cell>
          <table:table-cell office:value-type="percentage" office:value="4.1148206935416959E-2" table:style-name="ce20">
            <text:p>4.1%</text:p>
          </table:table-cell>
          <table:table-cell office:value-type="percentage" office:value="5.2243621052812932E-2" table:style-name="ce20">
            <text:p>5.2%</text:p>
          </table:table-cell>
          <table:table-cell office:value-type="percentage" office:value="5.5611337938701162E-2" table:style-name="ce22">
            <text:p>5.6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London Bridge<text:span text:style-name="T5">8</text:span></text:p>
          </table:table-cell>
          <table:table-cell table:style-name="ce6"/>
          <table:table-cell office:value-type="percentage" office:value="3.4289685506304547E-2" table:style-name="ce20">
            <text:p>3.4%</text:p>
          </table:table-cell>
          <table:table-cell office:value-type="percentage" office:value="2.8626651979834501E-2" table:style-name="ce20">
            <text:p>2.9%</text:p>
          </table:table-cell>
          <table:table-cell office:value-type="percentage" office:value="2.1694034603742002E-2" table:style-name="ce20">
            <text:p>2.2%</text:p>
          </table:table-cell>
          <table:table-cell office:value-type="percentage" office:value="3.237674579572266E-2" table:style-name="ce20">
            <text:p>3.2%</text:p>
          </table:table-cell>
          <table:table-cell office:value-type="percentage" office:value="2.754052401006787E-2" table:style-name="ce20">
            <text:p>2.8%</text:p>
          </table:table-cell>
          <table:table-cell office:value-type="percentage" office:value="4.5221218213458925E-2" table:style-name="ce20">
            <text:p>4.5%</text:p>
          </table:table-cell>
          <table:table-cell office:value-type="percentage" office:value="4.2115895229823092E-2" table:style-name="ce23">
            <text:p>4.2%</text:p>
          </table:table-cell>
          <table:table-cell table:style-name="ce22"/>
          <table:table-cell office:value-type="percentage" office:value="6.8184644651993363E-3" table:style-name="ce20">
            <text:p>0.7%</text:p>
          </table:table-cell>
          <table:table-cell office:value-type="percentage" office:value="9.460186678167698E-3" table:style-name="ce20">
            <text:p>0.9%</text:p>
          </table:table-cell>
          <table:table-cell office:value-type="percentage" office:value="5.3460970617807595E-3" table:style-name="ce20">
            <text:p>0.5%</text:p>
          </table:table-cell>
          <table:table-cell office:value-type="percentage" office:value="4.9082789858737007E-3" table:style-name="ce20">
            <text:p>0.5%</text:p>
          </table:table-cell>
          <table:table-cell office:value-type="percentage" office:value="6.7794972844638464E-3" table:style-name="ce20">
            <text:p>0.7%</text:p>
          </table:table-cell>
          <table:table-cell office:value-type="percentage" office:value="4.1609683037973069E-3" table:style-name="ce20">
            <text:p>0.4%</text:p>
          </table:table-cell>
          <table:table-cell office:value-type="percentage" office:value="7.9914735842410002E-4" table:style-name="ce23">
            <text:p>0.1%</text:p>
          </table:table-cell>
          <table:table-cell table:style-name="ce22"/>
          <table:table-cell office:value-type="percentage" office:value="2.2307403512896187E-2" table:style-name="ce20">
            <text:p>2.2%</text:p>
          </table:table-cell>
          <table:table-cell office:value-type="percentage" office:value="2.0154694257241694E-2" table:style-name="ce20">
            <text:p>2.0%</text:p>
          </table:table-cell>
          <table:table-cell office:value-type="percentage" office:value="1.4440026759555257E-2" table:style-name="ce20">
            <text:p>1.4%</text:p>
          </table:table-cell>
          <table:table-cell office:value-type="percentage" office:value="2.0022538469530216E-2" table:style-name="ce20">
            <text:p>2.0%</text:p>
          </table:table-cell>
          <table:table-cell office:value-type="percentage" office:value="1.8432759352322726E-2" table:style-name="ce20">
            <text:p>1.8%</text:p>
          </table:table-cell>
          <table:table-cell office:value-type="percentage" office:value="2.6748159988749371E-2" table:style-name="ce20">
            <text:p>2.7%</text:p>
          </table:table-cell>
          <table:table-cell office:value-type="percentage" office:value="2.3938454820383388E-2" table:style-name="ce22">
            <text:p>2.4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Marylebone<text:span text:style-name="T5">7</text:span></text:p>
          </table:table-cell>
          <table:table-cell table:style-name="ce6"/>
          <table:table-cell office:value-type="percentage" office:value="4.9203484265871456E-2" table:style-name="ce20">
            <text:p>4.9%</text:p>
          </table:table-cell>
          <table:table-cell office:value-type="percentage" office:value="8.657942787583689E-2" table:style-name="ce20">
            <text:p>8.7%</text:p>
          </table:table-cell>
          <table:table-cell office:value-type="percentage" office:value="3.5283474065138723E-2" table:style-name="ce20">
            <text:p>3.5%</text:p>
          </table:table-cell>
          <table:table-cell office:value-type="percentage" office:value="4.8691287199713155E-2" table:style-name="ce20">
            <text:p>4.9%</text:p>
          </table:table-cell>
          <table:table-cell office:value-type="percentage" office:value="6.1713191023535854E-2" table:style-name="ce20">
            <text:p>6.2%</text:p>
          </table:table-cell>
          <table:table-cell office:value-type="percentage" office:value="3.689594356261023E-2" table:style-name="ce20">
            <text:p>3.7%</text:p>
          </table:table-cell>
          <table:table-cell office:value-type="percentage" office:value="7.9469782636009553E-2" table:style-name="ce23">
            <text:p>7.9%</text:p>
          </table:table-cell>
          <table:table-cell table:style-name="ce22"/>
          <table:table-cell office:value-type="percentage" office:value="1.2191495688373476E-2" table:style-name="ce20">
            <text:p>1.2%</text:p>
          </table:table-cell>
          <table:table-cell office:value-type="percentage" office:value="8.9571940411088055E-3" table:style-name="ce20">
            <text:p>0.9%</text:p>
          </table:table-cell>
          <table:table-cell office:value-type="percentage" office:value="1.1886941974112882E-2" table:style-name="ce20">
            <text:p>1.2%</text:p>
          </table:table-cell>
          <table:table-cell office:value-type="percentage" office:value="2.845494633496963E-2" table:style-name="ce20">
            <text:p>2.8%</text:p>
          </table:table-cell>
          <table:table-cell office:value-type="percentage" office:value="1.6935801496652227E-2" table:style-name="ce20">
            <text:p>1.7%</text:p>
          </table:table-cell>
          <table:table-cell office:value-type="percentage" office:value="2.4142703367676457E-2" table:style-name="ce20">
            <text:p>2.4%</text:p>
          </table:table-cell>
          <table:table-cell office:value-type="percentage" office:value="3.4237774922530419E-2" table:style-name="ce23">
            <text:p>3.4%</text:p>
          </table:table-cell>
          <table:table-cell table:style-name="ce22"/>
          <table:table-cell office:value-type="percentage" office:value="3.2848633496846531E-2" table:style-name="ce20">
            <text:p>3.3%</text:p>
          </table:table-cell>
          <table:table-cell office:value-type="percentage" office:value="5.1915789473684214E-2" table:style-name="ce20">
            <text:p>5.2%</text:p>
          </table:table-cell>
          <table:table-cell office:value-type="percentage" office:value="2.4491287924942123E-2" table:style-name="ce20">
            <text:p>2.4%</text:p>
          </table:table-cell>
          <table:table-cell office:value-type="percentage" office:value="3.9323678940070869E-2" table:style-name="ce20">
            <text:p>3.9%</text:p>
          </table:table-cell>
          <table:table-cell office:value-type="percentage" office:value="4.0899271355863936E-2" table:style-name="ce20">
            <text:p>4.1%</text:p>
          </table:table-cell>
          <table:table-cell office:value-type="percentage" office:value="3.0793569037195101E-2" table:style-name="ce20">
            <text:p>3.1%</text:p>
          </table:table-cell>
          <table:table-cell office:value-type="percentage" office:value="5.8938557068853134E-2" table:style-name="ce22">
            <text:p>5.9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office:value-type="string" table:style-name="ce6">
            <text:p>Moorgate</text:p>
          </table:table-cell>
          <table:table-cell table:style-name="ce6"/>
          <table:table-cell office:value-type="percentage" office:value="3.6291552302531262E-2" table:style-name="ce20">
            <text:p>3.6%</text:p>
          </table:table-cell>
          <table:table-cell office:value-type="percentage" office:value="2.537709587622192E-2" table:style-name="ce20">
            <text:p>2.5%</text:p>
          </table:table-cell>
          <table:table-cell office:value-type="percentage" office:value="1.9827861013707364E-2" table:style-name="ce20">
            <text:p>2.0%</text:p>
          </table:table-cell>
          <table:table-cell office:value-type="percentage" office:value="0.10629457364341086" table:style-name="ce20">
            <text:p>10.6%</text:p>
          </table:table-cell>
          <table:table-cell office:value-type="percentage" office:value="0.13578848899611048" table:style-name="ce20">
            <text:p>13.6%</text:p>
          </table:table-cell>
          <table:table-cell office:value-type="percentage" office:value="6.1302453291947709E-2" table:style-name="ce20">
            <text:p>6.1%</text:p>
          </table:table-cell>
          <table:table-cell office:value-type="percentage" office:value="7.7016338548582641E-2" table:style-name="ce23">
            <text:p>7.7%</text:p>
          </table:table-cell>
          <table:table-cell table:style-name="ce22"/>
          <table:table-cell office:value-type="percentage" office:value="2.2648325691260247E-2" table:style-name="ce20">
            <text:p>2.3%</text:p>
          </table:table-cell>
          <table:table-cell office:value-type="percentage" office:value="1.0077284437035915E-2" table:style-name="ce20">
            <text:p>1.0%</text:p>
          </table:table-cell>
          <table:table-cell office:value-type="percentage" office:value="2.4358681586359138E-3" table:style-name="ce20">
            <text:p>0.2%</text:p>
          </table:table-cell>
          <table:table-cell office:value-type="percentage" office:value="5.4183514774494554E-2" table:style-name="ce20">
            <text:p>5.4%</text:p>
          </table:table-cell>
          <table:table-cell office:value-type="percentage" office:value="1.060422745712049E-2" table:style-name="ce20">
            <text:p>1.1%</text:p>
          </table:table-cell>
          <table:table-cell office:value-type="percentage" office:value="1.4886285320468642E-2" table:style-name="ce20">
            <text:p>1.5%</text:p>
          </table:table-cell>
          <table:table-cell office:value-type="percentage" office:value="2.2976578713311594E-3" table:style-name="ce23">
            <text:p>0.2%</text:p>
          </table:table-cell>
          <table:table-cell table:style-name="ce22"/>
          <table:table-cell office:value-type="percentage" office:value="2.9913280717139237E-2" table:style-name="ce20">
            <text:p>3.0%</text:p>
          </table:table-cell>
          <table:table-cell office:value-type="percentage" office:value="1.8327805899807995E-2" table:style-name="ce20">
            <text:p>1.8%</text:p>
          </table:table-cell>
          <table:table-cell office:value-type="percentage" office:value="1.1900631462077579E-2" table:style-name="ce20">
            <text:p>1.2%</text:p>
          </table:table-cell>
          <table:table-cell office:value-type="percentage" office:value="8.0279503105590067E-2" table:style-name="ce20">
            <text:p>8.0%</text:p>
          </table:table-cell>
          <table:table-cell office:value-type="percentage" office:value="8.4599266631744371E-2" table:style-name="ce20">
            <text:p>8.5%</text:p>
          </table:table-cell>
          <table:table-cell office:value-type="percentage" office:value="3.9759460064613124E-2" table:style-name="ce20">
            <text:p>4.0%</text:p>
          </table:table-cell>
          <table:table-cell office:value-type="percentage" office:value="4.429948398403271E-2" table:style-name="ce22">
            <text:p>4.4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Paddington<text:span text:style-name="T5">9</text:span></text:p>
          </table:table-cell>
          <table:table-cell table:style-name="ce6"/>
          <table:table-cell office:value-type="percentage" office:value="0.10699425928031724" table:style-name="ce20">
            <text:p>10.7%</text:p>
          </table:table-cell>
          <table:table-cell office:value-type="percentage" office:value="9.6006574811754716E-2" table:style-name="ce20">
            <text:p>9.6%</text:p>
          </table:table-cell>
          <table:table-cell office:value-type="percentage" office:value="9.7685099208651358E-2" table:style-name="ce20">
            <text:p>9.8%</text:p>
          </table:table-cell>
          <table:table-cell office:value-type="percentage" office:value="0.13454164748717862" table:style-name="ce20">
            <text:p>13.5%</text:p>
          </table:table-cell>
          <table:table-cell office:value-type="percentage" office:value="8.9302141647285532E-2" table:style-name="ce20">
            <text:p>8.9%</text:p>
          </table:table-cell>
          <table:table-cell office:value-type="percentage" office:value="7.0604828145550858E-2" table:style-name="ce20">
            <text:p>7.1%</text:p>
          </table:table-cell>
          <table:table-cell office:value-type="percentage" office:value="4.8763138201992753E-2" table:style-name="ce23">
            <text:p>4.9%</text:p>
          </table:table-cell>
          <table:table-cell table:style-name="ce22"/>
          <table:table-cell office:value-type="percentage" office:value="8.9492230288507932E-2" table:style-name="ce20">
            <text:p>8.9%</text:p>
          </table:table-cell>
          <table:table-cell office:value-type="percentage" office:value="4.4225899724107398E-2" table:style-name="ce20">
            <text:p>4.4%</text:p>
          </table:table-cell>
          <table:table-cell office:value-type="percentage" office:value="8.684102753393684E-2" table:style-name="ce20">
            <text:p>8.7%</text:p>
          </table:table-cell>
          <table:table-cell office:value-type="percentage" office:value="6.0490875167352388E-2" table:style-name="ce20">
            <text:p>6.0%</text:p>
          </table:table-cell>
          <table:table-cell office:value-type="percentage" office:value="4.013492495094844E-2" table:style-name="ce20">
            <text:p>4.0%</text:p>
          </table:table-cell>
          <table:table-cell office:value-type="percentage" office:value="6.6786514179974943E-2" table:style-name="ce20">
            <text:p>6.7%</text:p>
          </table:table-cell>
          <table:table-cell office:value-type="percentage" office:value="2.3343728241635185E-2" table:style-name="ce23">
            <text:p>2.3%</text:p>
          </table:table-cell>
          <table:table-cell table:style-name="ce22"/>
          <table:table-cell office:value-type="percentage" office:value="9.852889411408744E-2" table:style-name="ce20">
            <text:p>9.9%</text:p>
          </table:table-cell>
          <table:table-cell office:value-type="percentage" office:value="7.1277309458355406E-2" table:style-name="ce20">
            <text:p>7.1%</text:p>
          </table:table-cell>
          <table:table-cell office:value-type="percentage" office:value="9.2284246748887355E-2" table:style-name="ce20">
            <text:p>9.2%</text:p>
          </table:table-cell>
          <table:table-cell office:value-type="percentage" office:value="0.1005459182726154" table:style-name="ce20">
            <text:p>10.1%</text:p>
          </table:table-cell>
          <table:table-cell office:value-type="percentage" office:value="6.6472768172119404E-2" table:style-name="ce20">
            <text:p>6.6%</text:p>
          </table:table-cell>
          <table:table-cell office:value-type="percentage" office:value="6.880056643418217E-2" table:style-name="ce20">
            <text:p>6.9%</text:p>
          </table:table-cell>
          <table:table-cell office:value-type="percentage" office:value="3.7235881487025536E-2" table:style-name="ce22">
            <text:p>3.7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office:value-type="string" table:style-name="ce6">
            <text:p>St. Pancras International</text:p>
          </table:table-cell>
          <table:table-cell table:style-name="ce6"/>
          <table:table-cell office:value-type="percentage" office:value="3.1396090437445963E-2" table:style-name="ce20">
            <text:p>3.1%</text:p>
          </table:table-cell>
          <table:table-cell office:value-type="percentage" office:value="2.0557675792928488E-2" table:style-name="ce20">
            <text:p>2.1%</text:p>
          </table:table-cell>
          <table:table-cell office:value-type="percentage" office:value="3.2016566455988688E-2" table:style-name="ce20">
            <text:p>3.2%</text:p>
          </table:table-cell>
          <table:table-cell office:value-type="percentage" office:value="7.1825203229548759E-2" table:style-name="ce20">
            <text:p>7.2%</text:p>
          </table:table-cell>
          <table:table-cell office:value-type="percentage" office:value="7.4614158594276794E-2" table:style-name="ce20">
            <text:p>7.5%</text:p>
          </table:table-cell>
          <table:table-cell office:value-type="percentage" office:value="4.4356919430562358E-2" table:style-name="ce20">
            <text:p>4.4%</text:p>
          </table:table-cell>
          <table:table-cell office:value-type="percentage" office:value="1.8154112691962085E-2" table:style-name="ce23">
            <text:p>1.8%</text:p>
          </table:table-cell>
          <table:table-cell table:style-name="ce22"/>
          <table:table-cell office:value-type="percentage" office:value="2.3401817462917279E-2" table:style-name="ce20">
            <text:p>2.3%</text:p>
          </table:table-cell>
          <table:table-cell office:value-type="percentage" office:value="1.6212657277969125E-2" table:style-name="ce20">
            <text:p>1.6%</text:p>
          </table:table-cell>
          <table:table-cell office:value-type="percentage" office:value="1.6153648444367816E-2" table:style-name="ce20">
            <text:p>1.6%</text:p>
          </table:table-cell>
          <table:table-cell office:value-type="percentage" office:value="6.5977282068957907E-2" table:style-name="ce20">
            <text:p>6.6%</text:p>
          </table:table-cell>
          <table:table-cell office:value-type="percentage" office:value="6.3382292455267886E-2" table:style-name="ce20">
            <text:p>6.3%</text:p>
          </table:table-cell>
          <table:table-cell office:value-type="percentage" office:value="5.1954726359887141E-2" table:style-name="ce20">
            <text:p>5.2%</text:p>
          </table:table-cell>
          <table:table-cell office:value-type="percentage" office:value="3.3168919795509871E-2" table:style-name="ce23">
            <text:p>3.3%</text:p>
          </table:table-cell>
          <table:table-cell table:style-name="ce22"/>
          <table:table-cell office:value-type="percentage" office:value="2.7720515927659322E-2" table:style-name="ce20">
            <text:p>2.8%</text:p>
          </table:table-cell>
          <table:table-cell office:value-type="percentage" office:value="1.8635818055520757E-2" table:style-name="ce20">
            <text:p>1.9%</text:p>
          </table:table-cell>
          <table:table-cell office:value-type="percentage" office:value="2.4906061232057984E-2" table:style-name="ce20">
            <text:p>2.5%</text:p>
          </table:table-cell>
          <table:table-cell office:value-type="percentage" office:value="6.9108647467514037E-2" table:style-name="ce20">
            <text:p>6.9%</text:p>
          </table:table-cell>
          <table:table-cell office:value-type="percentage" office:value="6.9335971150895917E-2" table:style-name="ce20">
            <text:p>6.9%</text:p>
          </table:table-cell>
          <table:table-cell office:value-type="percentage" office:value="4.7986797436552292E-2" table:style-name="ce20">
            <text:p>4.8%</text:p>
          </table:table-cell>
          <table:table-cell office:value-type="percentage" office:value="2.5094631441547079E-2" table:style-name="ce22">
            <text:p>2.5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Victoria<text:span text:style-name="T5">10</text:span></text:p>
          </table:table-cell>
          <table:table-cell table:style-name="ce6"/>
          <table:table-cell office:value-type="percentage" office:value="3.1727744051047987E-2" table:style-name="ce20">
            <text:p>3.2%</text:p>
          </table:table-cell>
          <table:table-cell office:value-type="percentage" office:value="4.9307731595875377E-2" table:style-name="ce20">
            <text:p>4.9%</text:p>
          </table:table-cell>
          <table:table-cell office:value-type="percentage" office:value="3.4949622166246849E-2" table:style-name="ce20">
            <text:p>3.5%</text:p>
          </table:table-cell>
          <table:table-cell office:value-type="percentage" office:value="3.3105996021597042E-2" table:style-name="ce20">
            <text:p>3.3%</text:p>
          </table:table-cell>
          <table:table-cell office:value-type="percentage" office:value="4.2698808802837128E-2" table:style-name="ce20">
            <text:p>4.3%</text:p>
          </table:table-cell>
          <table:table-cell office:value-type="percentage" office:value="5.3514598768512472E-2" table:style-name="ce20">
            <text:p>5.4%</text:p>
          </table:table-cell>
          <table:table-cell office:value-type="percentage" office:value="2.6852316184893036E-2" table:style-name="ce23">
            <text:p>2.7%</text:p>
          </table:table-cell>
          <table:table-cell table:style-name="ce22"/>
          <table:table-cell office:value-type="percentage" office:value="8.6839447997307303E-3" table:style-name="ce20">
            <text:p>0.9%</text:p>
          </table:table-cell>
          <table:table-cell office:value-type="percentage" office:value="7.405696943706807E-3" table:style-name="ce20">
            <text:p>0.7%</text:p>
          </table:table-cell>
          <table:table-cell office:value-type="percentage" office:value="6.0884530458501108E-3" table:style-name="ce20">
            <text:p>0.6%</text:p>
          </table:table-cell>
          <table:table-cell office:value-type="percentage" office:value="3.151165931394616E-3" table:style-name="ce20">
            <text:p>0.3%</text:p>
          </table:table-cell>
          <table:table-cell office:value-type="percentage" office:value="1.1890212297318757E-2" table:style-name="ce20">
            <text:p>1.2%</text:p>
          </table:table-cell>
          <table:table-cell office:value-type="percentage" office:value="1.127786605470711E-2" table:style-name="ce20">
            <text:p>1.1%</text:p>
          </table:table-cell>
          <table:table-cell office:value-type="percentage" office:value="8.9013912716864128E-3" table:style-name="ce23">
            <text:p>0.9%</text:p>
          </table:table-cell>
          <table:table-cell table:style-name="ce22"/>
          <table:table-cell office:value-type="percentage" office:value="2.0956411607838201E-2" table:style-name="ce20">
            <text:p>2.1%</text:p>
          </table:table-cell>
          <table:table-cell office:value-type="percentage" office:value="3.0216724780569918E-2" table:style-name="ce20">
            <text:p>3.0%</text:p>
          </table:table-cell>
          <table:table-cell office:value-type="percentage" office:value="2.1746880570409983E-2" table:style-name="ce20">
            <text:p>2.2%</text:p>
          </table:table-cell>
          <table:table-cell office:value-type="percentage" office:value="1.9248924059419685E-2" table:style-name="ce20">
            <text:p>1.9%</text:p>
          </table:table-cell>
          <table:table-cell office:value-type="percentage" office:value="2.8253395144519338E-2" table:style-name="ce20">
            <text:p>2.8%</text:p>
          </table:table-cell>
          <table:table-cell office:value-type="percentage" office:value="3.3675299788900367E-2" table:style-name="ce20">
            <text:p>3.4%</text:p>
          </table:table-cell>
          <table:table-cell office:value-type="percentage" office:value="1.8214013011057687E-2" table:style-name="ce22">
            <text:p>1.8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6">
          <table:table-cell office:value-type="string" table:style-name="ce6">
            <text:p>Waterloo<text:span text:style-name="T5">11</text:span></text:p>
          </table:table-cell>
          <table:table-cell table:style-name="ce6"/>
          <table:table-cell office:value-type="percentage" office:value="4.148240302467756E-2" table:style-name="ce20">
            <text:p>4.1%</text:p>
          </table:table-cell>
          <table:table-cell office:value-type="percentage" office:value="5.075595010631314E-2" table:style-name="ce20">
            <text:p>5.1%</text:p>
          </table:table-cell>
          <table:table-cell office:value-type="percentage" office:value="5.0606670924006482E-2" table:style-name="ce20">
            <text:p>5.1%</text:p>
          </table:table-cell>
          <table:table-cell office:value-type="percentage" office:value="5.5669927044693424E-2" table:style-name="ce20">
            <text:p>5.6%</text:p>
          </table:table-cell>
          <table:table-cell office:value-type="percentage" office:value="5.6183270358544597E-2" table:style-name="ce20">
            <text:p>5.6%</text:p>
          </table:table-cell>
          <table:table-cell office:value-type="percentage" office:value="4.6698396479245653E-2" table:style-name="ce20">
            <text:p>4.7%</text:p>
          </table:table-cell>
          <table:table-cell office:value-type="percentage" office:value="7.024293723205452E-2" table:style-name="ce23">
            <text:p>7.0%</text:p>
          </table:table-cell>
          <table:table-cell table:style-name="ce22"/>
          <table:table-cell office:value-type="percentage" office:value="2.4498454590038663E-2" table:style-name="ce20">
            <text:p>2.4%</text:p>
          </table:table-cell>
          <table:table-cell office:value-type="percentage" office:value="3.1759695541862996E-2" table:style-name="ce20">
            <text:p>3.2%</text:p>
          </table:table-cell>
          <table:table-cell office:value-type="percentage" office:value="3.0005132897409002E-2" table:style-name="ce20">
            <text:p>3.0%</text:p>
          </table:table-cell>
          <table:table-cell office:value-type="percentage" office:value="3.5639087745739047E-2" table:style-name="ce20">
            <text:p>3.6%</text:p>
          </table:table-cell>
          <table:table-cell office:value-type="percentage" office:value="3.9370661143925866E-2" table:style-name="ce20">
            <text:p>3.9%</text:p>
          </table:table-cell>
          <table:table-cell office:value-type="percentage" office:value="3.3049340964273324E-2" table:style-name="ce20">
            <text:p>3.3%</text:p>
          </table:table-cell>
          <table:table-cell office:value-type="percentage" office:value="4.803508180131557E-2" table:style-name="ce23">
            <text:p>4.8%</text:p>
          </table:table-cell>
          <table:table-cell table:style-name="ce22"/>
          <table:table-cell office:value-type="percentage" office:value="3.3668125478836727E-2" table:style-name="ce20">
            <text:p>3.4%</text:p>
          </table:table-cell>
          <table:table-cell office:value-type="percentage" office:value="4.1944889542672517E-2" table:style-name="ce20">
            <text:p>4.2%</text:p>
          </table:table-cell>
          <table:table-cell office:value-type="percentage" office:value="4.0960695495890868E-2" table:style-name="ce20">
            <text:p>4.1%</text:p>
          </table:table-cell>
          <table:table-cell office:value-type="percentage" office:value="4.6431035804646172E-2" table:style-name="ce20">
            <text:p>4.6%</text:p>
          </table:table-cell>
          <table:table-cell office:value-type="percentage" office:value="4.8381402555628561E-2" table:style-name="ce20">
            <text:p>4.8%</text:p>
          </table:table-cell>
          <table:table-cell office:value-type="percentage" office:value="4.052045156827247E-2" table:style-name="ce20">
            <text:p>4.1%</text:p>
          </table:table-cell>
          <table:table-cell office:value-type="percentage" office:value="6.0272893856102253E-2" table:style-name="ce22">
            <text:p>6.0%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3">
          <table:table-cell table:number-columns-repeated="2" table:style-name="ce6"/>
          <table:table-cell table:number-columns-repeated="4" table:style-name="ce24"/>
          <table:table-cell table:number-columns-repeated="3" table:style-name="ce25"/>
          <table:table-cell table:style-name="ce22"/>
          <table:table-cell table:number-columns-repeated="4" table:style-name="ce24"/>
          <table:table-cell table:number-columns-repeated="3" table:style-name="ce25"/>
          <table:table-cell table:style-name="ce22"/>
          <table:table-cell table:number-columns-repeated="5" table:style-name="ce24"/>
          <table:table-cell table:style-name="ce25"/>
          <table:table-cell table:number-columns-repeated="16360" table:style-name="ce6"/>
        </table:table-row>
        <table:table-row table:style-name="ro3">
          <table:table-cell office:value-type="string" table:style-name="ce3">
            <text:p>London</text:p>
          </table:table-cell>
          <table:table-cell table:style-name="ce3"/>
          <table:table-cell office:value-type="percentage" office:value="4.0842660840197581E-2" table:style-name="ce23">
            <text:p>4.1%</text:p>
          </table:table-cell>
          <table:table-cell office:value-type="percentage" office:value="4.1276660001656036E-2" table:style-name="ce23">
            <text:p>4.1%</text:p>
          </table:table-cell>
          <table:table-cell office:value-type="percentage" office:value="4.0539728031309855E-2" table:style-name="ce23">
            <text:p>4.1%</text:p>
          </table:table-cell>
          <table:table-cell office:value-type="percentage" office:value="5.4245794778946151E-2" table:style-name="ce23">
            <text:p>5.4%</text:p>
          </table:table-cell>
          <table:table-cell office:value-type="percentage" office:value="5.8043677159265297E-2" table:style-name="ce23">
            <text:p>5.8%</text:p>
          </table:table-cell>
          <table:table-cell office:value-type="percentage" office:value="5.6624234601342957E-2" table:style-name="ce23">
            <text:p>5.7%</text:p>
          </table:table-cell>
          <table:table-cell office:value-type="percentage" office:value="5.3503658568934659E-2" table:style-name="ce23">
            <text:p>5.4%</text:p>
          </table:table-cell>
          <table:table-cell table:style-name="ce22"/>
          <table:table-cell office:value-type="percentage" office:value="2.2803242172597601E-2" table:style-name="ce23">
            <text:p>2.3%</text:p>
          </table:table-cell>
          <table:table-cell office:value-type="percentage" office:value="1.8150409259204706E-2" table:style-name="ce23">
            <text:p>1.8%</text:p>
          </table:table-cell>
          <table:table-cell office:value-type="percentage" office:value="1.9937633628856092E-2" table:style-name="ce23">
            <text:p>2.0%</text:p>
          </table:table-cell>
          <table:table-cell office:value-type="percentage" office:value="2.5526130516669226E-2" table:style-name="ce23">
            <text:p>2.6%</text:p>
          </table:table-cell>
          <table:table-cell office:value-type="percentage" office:value="2.7667664523727226E-2" table:style-name="ce23">
            <text:p>2.8%</text:p>
          </table:table-cell>
          <table:table-cell office:value-type="percentage" office:value="3.0391194676522661E-2" table:style-name="ce23">
            <text:p>3.0%</text:p>
          </table:table-cell>
          <table:table-cell office:value-type="percentage" office:value="2.6568688582767293E-2" table:style-name="ce25">
            <text:p>2.7%</text:p>
          </table:table-cell>
          <table:table-cell table:style-name="ce22"/>
          <table:table-cell office:value-type="percentage" office:value="3.259214871788043E-2" table:style-name="ce23">
            <text:p>3.3%</text:p>
          </table:table-cell>
          <table:table-cell office:value-type="percentage" office:value="3.06599568211442E-2" table:style-name="ce23">
            <text:p>3.1%</text:p>
          </table:table-cell>
          <table:table-cell office:value-type="percentage" office:value="3.1036617305724427E-2" table:style-name="ce23">
            <text:p>3.1%</text:p>
          </table:table-cell>
          <table:table-cell office:value-type="percentage" office:value="4.0962274599905112E-2" table:style-name="ce23">
            <text:p>4.1%</text:p>
          </table:table-cell>
          <table:table-cell office:value-type="percentage" office:value="4.4238768384261863E-2" table:style-name="ce23">
            <text:p>4.4%</text:p>
          </table:table-cell>
          <table:table-cell office:value-type="percentage" office:value="4.4502339937998729E-2" table:style-name="ce23">
            <text:p>4.5%</text:p>
          </table:table-cell>
          <table:table-cell office:value-type="percentage" office:value="4.1135152373646081E-2" table:style-name="ce22">
            <text:p>4.1%</text:p>
          </table:table-cell>
          <table:table-cell table:number-columns-repeated="16359" table:style-name="ce6"/>
        </table:table-row>
        <table:table-row table:style-name="ro3">
          <table:table-cell table:number-columns-repeated="2" table:style-name="ce6"/>
          <table:table-cell table:number-columns-repeated="4" table:style-name="ce24"/>
          <table:table-cell table:number-columns-repeated="3" table:style-name="ce25"/>
          <table:table-cell table:style-name="ce22"/>
          <table:table-cell table:number-columns-repeated="4" table:style-name="ce24"/>
          <table:table-cell table:number-columns-repeated="3" table:style-name="ce25"/>
          <table:table-cell table:style-name="ce22"/>
          <table:table-cell table:number-columns-repeated="4" table:style-name="ce24"/>
          <table:table-cell table:number-columns-repeated="2" table:style-name="ce25"/>
          <table:table-cell table:style-name="ce22"/>
          <table:table-cell table:number-columns-repeated="16359" table:style-name="ce6"/>
        </table:table-row>
        <table:table-row table:style-name="ro3">
          <table:table-cell office:value-type="string" table:style-name="ce3">
            <text:p>Total for all cities</text:p>
          </table:table-cell>
          <table:table-cell table:style-name="ce3"/>
          <table:table-cell office:value-type="percentage" office:value="3.5896427266930007E-2" table:style-name="ce23">
            <text:p>3.6%</text:p>
          </table:table-cell>
          <table:table-cell office:value-type="percentage" office:value="3.4992424169592723E-2" table:style-name="ce23">
            <text:p>3.5%</text:p>
          </table:table-cell>
          <table:table-cell office:value-type="percentage" office:value="3.4831343672660373E-2" table:style-name="ce23">
            <text:p>3.5%</text:p>
          </table:table-cell>
          <table:table-cell office:value-type="percentage" office:value="4.6554603774514244E-2" table:style-name="ce23">
            <text:p>4.7%</text:p>
          </table:table-cell>
          <table:table-cell office:value-type="percentage" office:value="5.0154970418299201E-2" table:style-name="ce23">
            <text:p>5.0%</text:p>
          </table:table-cell>
          <table:table-cell office:value-type="percentage" office:value="4.8693087599157768E-2" table:style-name="ce23">
            <text:p>4.9%</text:p>
          </table:table-cell>
          <table:table-cell office:value-type="percentage" office:value="4.5709984255712467E-2" table:style-name="ce23">
            <text:p>4.6%</text:p>
          </table:table-cell>
          <table:table-cell table:style-name="ce22"/>
          <table:table-cell office:value-type="percentage" office:value="2.008304295528816E-2" table:style-name="ce23">
            <text:p>2.0%</text:p>
          </table:table-cell>
          <table:table-cell office:value-type="percentage" office:value="1.6094929799211517E-2" table:style-name="ce23">
            <text:p>1.6%</text:p>
          </table:table-cell>
          <table:table-cell office:value-type="percentage" office:value="1.6896795955515364E-2" table:style-name="ce23">
            <text:p>1.7%</text:p>
          </table:table-cell>
          <table:table-cell office:value-type="percentage" office:value="2.2086223038274171E-2" table:style-name="ce23">
            <text:p>2.2%</text:p>
          </table:table-cell>
          <table:table-cell office:value-type="percentage" office:value="2.4135303351847305E-2" table:style-name="ce23">
            <text:p>2.4%</text:p>
          </table:table-cell>
          <table:table-cell office:value-type="percentage" office:value="2.6546025511305027E-2" table:style-name="ce23">
            <text:p>2.7%</text:p>
          </table:table-cell>
          <table:table-cell office:value-type="percentage" office:value="2.3223503565744263E-2" table:style-name="ce23">
            <text:p>2.3%</text:p>
          </table:table-cell>
          <table:table-cell table:style-name="ce22"/>
          <table:table-cell office:value-type="percentage" office:value="2.8425441101474793E-2" table:style-name="ce23">
            <text:p>2.8%</text:p>
          </table:table-cell>
          <table:table-cell office:value-type="percentage" office:value="2.6041983548130445E-2" table:style-name="ce23">
            <text:p>2.6%</text:p>
          </table:table-cell>
          <table:table-cell office:value-type="percentage" office:value="2.6329423311889415E-2" table:style-name="ce23">
            <text:p>2.6%</text:p>
          </table:table-cell>
          <table:table-cell office:value-type="percentage" office:value="3.493856898264687E-2" table:style-name="ce23">
            <text:p>3.5%</text:p>
          </table:table-cell>
          <table:table-cell office:value-type="percentage" office:value="3.7973925995942619E-2" table:style-name="ce23">
            <text:p>3.8%</text:p>
          </table:table-cell>
          <table:table-cell office:value-type="percentage" office:value="3.8196680261587616E-2" table:style-name="ce23">
            <text:p>3.8%</text:p>
          </table:table-cell>
          <table:table-cell office:value-type="percentage" office:value="3.5071748797206356E-2" table:style-name="ce22">
            <text:p>3.5%</text:p>
          </table:table-cell>
          <table:table-cell table:number-columns-repeated="16359" table:style-name="ce6"/>
        </table:table-row>
        <table:table-row table:style-name="ro5">
          <table:table-cell table:number-columns-repeated="9" table:style-name="ce14"/>
          <table:table-cell table:style-name="ce13"/>
          <table:table-cell table:number-columns-repeated="7" table:style-name="ce14"/>
          <table:table-cell table:style-name="ce13"/>
          <table:table-cell table:number-columns-repeated="7" table:style-name="ce14"/>
          <table:table-cell table:number-columns-repeated="16359" table:style-name="ce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6">
            <text:p>1 <text:s/>Percentage of standard class passengers in excess of the capacity on their train service. See<text:s/><text:span text:style-name="T6">Notes and definitions</text:span><text:s/>for more information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office:value-type="string" table:style-name="ce6">
            <text:p>2 <text:s/>The PiXC measure is derived from the number of passengers travelling in excess of capacity on all services at their busiest point, expressed as a percentage of the total number of passengers travelling.</text:p>
          </table:table-cell>
          <table:table-cell table:style-name="ce6"/>
          <table:table-cell table:number-columns-repeated="2" table:style-name="ce27"/>
          <table:table-cell table:number-columns-repeated="16380" table:style-name="ce6"/>
        </table:table-row>
        <table:table-row table:style-name="ro3">
          <table:table-cell office:value-type="string" table:style-name="ce9">
            <text:p>3 <text:s/>The 3 hour AM peak includes all arrivals between 07:00 and 09:59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office:value-type="string" table:style-name="ce9">
            <text:p>4 <text:s/>The 3 hour PM peak includes all departures between 16:00 and 18:59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office:value-type="string" table:style-name="ce9">
            <text:p>5 <text:s/>The total PiXC across both peaks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office:value-type="string" table:style-name="ce28">
            <text:p>6 <text:s/>Due to data collection issues, all Merseyrail figures at Liverpool are estimated by applying a change in demand, calculated using alternative sources, to the passenger counts observed in autumn 2016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office:value-type="string" table:style-name="ce9">
            <text:p>7 Figures are based on only one manual count per service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5" table:style-name="ce6"/>
          <table:table-cell office:value-type="string" table:style-name="ce29">
            <text:p>Source: Department for Transport, Merseytravel and Transport for London</text:p>
          </table:table-cell>
          <table:table-cell table:number-columns-repeated="16360"/>
        </table:table-row>
        <table:table-row table:style-name="ro3">
          <table:table-cell office:value-type="string" table:style-name="ce6">
            <text:p>8 <text:s/>Services to and from Charing Cross and Cannon Street are included in the London Bridge figures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5" table:style-name="ce6"/>
          <table:table-cell office:value-type="string" table:style-name="ce30">
            <text:p>Last updated: 24 July 2018</text:p>
          </table:table-cell>
          <table:table-cell table:number-columns-repeated="16360"/>
        </table:table-row>
        <table:table-row table:style-name="ro3">
          <table:table-cell office:value-type="string" table:style-name="ce6">
            <text:p>9 <text:s/>Includes Heathrow Connect services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5" table:style-name="ce6"/>
          <table:table-cell office:value-type="string" table:style-name="ce30">
            <text:p>Next update: July 2019</text:p>
          </table:table-cell>
          <table:table-cell table:number-columns-repeated="16360"/>
        </table:table-row>
        <table:table-row table:style-name="ro3">
          <table:table-cell office:value-type="string" table:style-name="ce9">
            <text:p>10 Includes Gatwick Express services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5" table:style-name="ce6"/>
          <table:table-cell office:value-type="string" table:style-name="ce30">
            <text:p>Telephone: 020 7944 2419</text:p>
          </table:table-cell>
          <table:table-cell table:number-columns-repeated="16360"/>
        </table:table-row>
        <table:table-row table:style-name="ro3">
          <table:table-cell office:value-type="string" table:style-name="ce6">
            <text:p>11 Southeastern services calling at Waterloo East are not included in the Waterloo figures as they are included in the figures at London Bridge.</text:p>
          </table:table-cell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5" table:style-name="ce6"/>
          <table:table-cell office:value-type="string" table:style-name="ce30">
            <text:p>Email: rail.stats@dft.gov.uk</text:p>
          </table:table-cell>
          <table:table-cell table:number-columns-repeated="16360"/>
        </table:table-row>
        <table:table-row table:style-name="ro3">
          <table:table-cell table:number-columns-repeated="9" table:style-name="ce6"/>
          <table:table-cell table:style-name="ce9"/>
          <table:table-cell table:number-columns-repeated="7" table:style-name="ce6"/>
          <table:table-cell table:style-name="ce9"/>
          <table:table-cell table:number-columns-repeated="3" table:style-name="ce6"/>
          <table:table-cell table:number-columns-repeated="3" table:style-name="ce29"/>
          <table:table-cell table:number-columns-repeated="16360"/>
        </table:table-row>
        <table:table-row table:style-name="ro3">
          <table:table-cell table:style-name="ce28"/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16366" table:style-name="ce6"/>
        </table:table-row>
        <table:table-row table:style-name="ro3">
          <table:table-cell table:style-name="ce6"/>
          <table:table-cell table:number-columns-repeated="2" table:style-name="ce28"/>
          <table:table-cell table:number-columns-repeated="6" table:style-name="ce6"/>
          <table:table-cell table:style-name="ce9"/>
          <table:table-cell table:number-columns-repeated="7" table:style-name="ce6"/>
          <table:table-cell table:style-name="ce9"/>
          <table:table-cell table:number-columns-repeated="3" table:style-name="ce6"/>
          <table:table-cell table:number-columns-repeated="3" table:style-name="ce30"/>
          <table:table-cell table:number-columns-repeated="16360"/>
        </table:table-row>
        <table:table-row table:style-name="ro3">
          <table:table-cell table:style-name="ce5"/>
          <table:table-cell table:number-columns-repeated="8" table:style-name="ce6"/>
          <table:table-cell table:style-name="ce9"/>
          <table:table-cell table:number-columns-repeated="7" table:style-name="ce6"/>
          <table:table-cell table:style-name="ce9"/>
          <table:table-cell table:number-columns-repeated="3" table:style-name="ce6"/>
          <table:table-cell table:number-columns-repeated="3" table:style-name="ce30"/>
          <table:table-cell table:number-columns-repeated="16360"/>
        </table:table-row>
        <table:table-row table:style-name="ro3">
          <table:table-cell table:style-name="ce6"/>
          <table:table-cell table:number-columns-repeated="17" table:style-name="ce5"/>
          <table:table-cell table:style-name="ce26"/>
          <table:table-cell table:number-columns-repeated="16365" table:style-name="ce6"/>
        </table:table-row>
        <table:table-row table:number-rows-repeated="1048518" table:style-name="ro3">
          <table:table-cell table:number-columns-repeated="16384"/>
        </table:table-row>
        <table:named-expressions>
          <table:named-range table:name="Print_Area" table:cell-range-address="RAI0209.$A$4:RAI0209.$X$53" table:base-cell-address="RAI0209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opy_32_of_32_nrt-tables-ch2-railperformance" style:display-name="Normal_Copy of nrt-tables-ch2-railperformance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54330708661417in" fo:margin-left="0.393700787401575in" fo:margin-right="0.393700787401575in" style:print-orientation="landscape" style:print-page-order="ttb" style:first-page-number="continue" style:scale-to="63%" style:table-centering="none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partment for Transport</meta:initial-creator>
    <dc:creator>Ashley Mewett</dc:creator>
    <meta:creation-date>2014-08-20T09:57:49Z</meta:creation-date>
    <dc:date>2018-11-02T10:38:55Z</dc:date>
    <meta:print-date>2017-07-27T12:02:15Z</meta:print-date>
  </office:meta>
</office:document-meta>
</file>